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1.45cm" fo:min-width="0.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1.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17cm" fo:min-width="0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cm" fo:min-width="0.52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79cm" fo:min-width="0.85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6699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vertical-align="middle" draw:auto-grow-height="false" fo:min-height="0.284cm" fo:min-width="0.1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35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013cm" fo:min-width="0.05cm" fo:padding-top="0.175cm" fo:padding-bottom="0.175cm" fo:padding-left="0.3cm" fo:padding-right="0.3cm"/>
    </style:style>
    <style:style style:name="gr41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3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5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solid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ce181e" draw:marker-start-width="0.51cm" draw:marker-end-width="0.51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dash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53" style:family="graphic" style:parent-style-name="standard">
      <style:graphic-properties draw:stroke="solid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cm" fo:min-width="0.378cm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stroke-dash="Ultrafine_20_Dashed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solid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138cm" fo:min-width="0.306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612cm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Ultrafine_20_Dashed"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582cm" fo:padding-top="0.175cm" fo:padding-bottom="0.175cm" fo:padding-left="0.3cm" fo:padding-right="0.3cm"/>
    </style:style>
    <style:style style:name="gr63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306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c9211e" draw:marker-start-width="0.51cm" draw:marker-end-width="0.51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solid" draw:stroke-dash="Ultrafine_20_Dashed" svg:stroke-width="0.1cm" svg:stroke-color="#336600" draw:marker-start-width="0.51cm" draw:marker-end-width="0.51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draw:stroke="solid" draw:stroke-dash="Ultrafine_20_Dashed"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solid" draw:stroke-dash="Ultrafine_20_Dashed"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71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1.102cm" fo:min-width="1.819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47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solid" draw:stroke-dash="Ultrafine_20_Dashed"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81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  <style:paragraph-properties style:writing-mode="lr-tb"/>
    </style:style>
    <style:style style:name="gr82" style:family="graphic" style:parent-style-name="objectwithoutfill">
      <style:graphic-properties draw:stroke="solid" draw:stroke-dash="Ultrafine_20_Dashed"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84" style:family="graphic" style:parent-style-name="objectwithoutfill">
      <style:graphic-properties draw:stroke="dash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draw:stroke="solid" draw:stroke-dash="Ultrafine_20_Dashed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50938a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Dot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draw:stroke="solid" draw:stroke-dash="Ultrafine_20_Dashed" svg:stroke-width="0.1cm" svg:stroke-color="#168253" draw:marker-start-width="0.5cm" draw:marker-end-width="0.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draw:stroke="dash" draw:stroke-dash="Dot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1e6a39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Dot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15cm" fo:padding-top="0.175cm" fo:padding-bottom="0.175cm" fo:padding-left="0.3cm" fo:padding-right="0.3cm"/>
    </style:style>
    <style:style style:name="gr99" style:family="graphic" style:parent-style-name="standard">
      <style:graphic-properties draw:stroke="solid" draw:stroke-dash="Ultrafine_20_Dashed"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draw:stroke-dash="Ultrafine_20_Dashed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03" style:family="graphic" style:parent-style-name="objectwithoutfill">
      <style:graphic-properties draw:stroke="solid" draw:stroke-dash="Ultrafine_20_Dashed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stroke="dash" draw:stroke-dash="Dot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Ultrafine_20_Dashed" svg:stroke-width="0.1cm" svg:stroke-color="#339999" draw:marker-start-width="0.51cm" draw:marker-end-width="0.51cm" draw:fill="none" draw:textarea-vertical-align="middle" fo:padding-top="0.175cm" fo:padding-bottom="0.175cm" fo:padding-left="0.3cm" fo:padding-right="0.3cm"/>
    </style:style>
    <style:style style:name="gr106" style:family="graphic" style:parent-style-name="objectwithoutfill">
      <style:graphic-properties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draw:stroke-dash="Ultrafine_20_Dashed" svg:stroke-width="0.1cm" svg:stroke-color="#cc33ff" draw:marker-start-width="0.51cm" draw:marker-end-width="0.51cm" draw:fill="none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3399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1" style:family="graphic" style:parent-style-name="objectwithoutfill">
      <style:graphic-properties draw:stroke="solid" draw:stroke-dash="Ultrafine_20_Dashed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draw:stroke="dash" draw:stroke-dash="Dot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116" style:family="graphic" style:parent-style-name="objectwithoutfill">
      <style:graphic-properties draw:stroke="solid" draw:stroke-dash="Ultrafine_20_Dashed"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solid" draw:stroke-dash="Dot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9" style:family="graphic" style:parent-style-name="objectwithoutfill">
      <style:graphic-properties draw:stroke="solid" draw:stroke-dash="Ultrafine_20_Dashed"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127622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22" style:family="graphic" style:parent-style-name="objectwithoutfill">
      <style:graphic-properties draw:stroke="solid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draw:stroke="dash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4" style:family="graphic" style:parent-style-name="objectwithoutfill">
      <style:graphic-properties draw:stroke="solid" draw:stroke-dash="Dot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solid" draw:stroke-dash="Ultrafine_20_Dashed"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solid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858cm" fo:padding-top="0.175cm" fo:padding-bottom="0.175cm" fo:padding-left="0.3cm" fo:padding-right="0.3cm"/>
    </style:style>
    <style:style style:name="gr128" style:family="graphic" style:parent-style-name="objectwithoutfill">
      <style:graphic-properties draw:stroke="solid" draw:stroke-dash="Ultrafine_20_Dashed" svg:stroke-width="0.1cm" svg:stroke-color="#50938a" draw:marker-start-width="0.5cm" draw:marker-end-width="0.5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solid" draw:stroke-dash="Dot" svg:stroke-width="0.1cm" svg:stroke-color="#e327ff" draw:marker-start-width="0.5cm" draw:marker-end-width="0.5cm" draw:fill="none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Dot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solid" draw:stroke-dash="Dot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cm" svg:stroke-color="#e327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33" style:family="graphic" style:parent-style-name="objectwithoutfill">
      <style:graphic-properties draw:stroke="solid" draw:stroke-dash="Ultrafine_20_Dashed" svg:stroke-width="0.1cm" svg:stroke-color="#106802" draw:marker-start-width="0.51cm" draw:marker-end-width="0.51cm" draw:fill="none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50938a" draw:marker-start-width="0.51cm" draw:marker-end-width="0.51cm" draw:fill="none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svg:stroke-width="0.1cm" svg:stroke-color="#50938a" draw:marker-start-width="0.51cm" draw:marker-end-width="0.51cm" draw:fill="none" draw:textarea-horizontal-align="justify" draw:textarea-vertical-align="middle" draw:auto-grow-height="false" fo:min-height="0.317cm" fo:min-width="0.101cm" fo:padding-top="0.175cm" fo:padding-bottom="0.175cm" fo:padding-left="0.3cm" fo:padding-right="0.3cm"/>
    </style:style>
    <style:style style:name="gr139" style:family="graphic" style:parent-style-name="objectwithoutfill">
      <style:graphic-properties draw:stroke="solid" draw:stroke-dash="Dot" svg:stroke-width="0.1cm" svg:stroke-color="#0369a3" draw:marker-start-width="0.51cm" draw:marker-end-width="0.51cm" draw:fill="none" draw:textarea-vertical-align="middle" fo:padding-top="0.175cm" fo:padding-bottom="0.175cm" fo:padding-left="0.3cm" fo:padding-right="0.3cm"/>
    </style:style>
    <style:style style:name="gr140" style:family="graphic" style:parent-style-name="objectwithoutfill">
      <style:graphic-properties draw:stroke="solid" draw:stroke-dash="Dot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draw:stroke="solid" draw:stroke-dash="Ultrafine_20_Dashed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44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9cm" fo:padding-top="0.175cm" fo:padding-bottom="0.175cm" fo:padding-left="0.3cm" fo:padding-right="0.3cm"/>
    </style:style>
    <style:style style:name="gr14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2cm" fo:padding-top="0.175cm" fo:padding-bottom="0.175cm" fo:padding-left="0.3cm" fo:padding-right="0.3cm"/>
    </style:style>
    <style:style style:name="gr147" style:family="graphic" style:parent-style-name="objectwithoutfill">
      <style:graphic-properties draw:stroke="solid" draw:stroke-dash="Ultrafine_20_Dashed" svg:stroke-width="0.1cm" svg:stroke-color="#00763b" draw:marker-start-width="0.5cm" draw:marker-end-width="0.5cm" draw:fill="none" draw:textarea-vertical-align="middle" fo:padding-top="0.175cm" fo:padding-bottom="0.175cm" fo:padding-left="0.3cm" fo:padding-right="0.3cm"/>
    </style:style>
    <style:style style:name="gr148" style:family="graphic" style:parent-style-name="objectwithoutfill">
      <style:graphic-properties draw:stroke="solid" draw:stroke-dash="Dot"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2.6cm" svg:height="1.1cm" svg:x="17.3cm" svg:y="26.8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3cm" svg:y1="24cm" svg:x2="4.9cm" svg:y2="22.7cm">
          <text:p/>
        </draw:line>
        <draw:custom-shape draw:style-name="gr3" draw:text-style-name="P1" draw:layer="layout" svg:width="2.4cm" svg:height="1.8cm" svg:x="4.9cm" svg:y="22.2cm">
          <text:p/>
          <draw:enhanced-geometry svg:viewBox="0 0 21600 21600" draw:glue-points="?f0 0 ?f1 10800 0 21600 10800 21600 21600 21600 ?f7 10800" draw:text-areas="?f1 10800 ?f2 18000 ?f3 7200 ?f4 21600" draw:type="isosceles-triangle" draw:modifiers="10660.55810079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3cm" svg:height="1.8cm" svg:x="1.4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8cm" svg:x="1.401cm" svg:y="1.2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.748cm" svg:y1="1.2cm" svg:x2="3.748cm" svg:y2="3.7cm">
          <text:p/>
        </draw:line>
        <draw:custom-shape draw:style-name="gr7" draw:text-style-name="P1" draw:layer="layout" svg:width="1.3cm" svg:height="1.8cm" svg:x="3.1cm" svg:y="1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3cm" svg:height="0.7cm" svg:x="3.1cm" svg:y="2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5cm" svg:y1="2cm" svg:x2="7.4cm" svg:y2="3cm">
          <text:p/>
        </draw:line>
        <draw:line draw:style-name="gr6" draw:text-style-name="P1" draw:layer="layout" svg:x1="5cm" svg:y1="3cm" svg:x2="7.4cm" svg:y2="2cm">
          <text:p/>
        </draw:line>
        <draw:custom-shape draw:style-name="gr9" draw:text-style-name="P1" draw:layer="layout" svg:width="2.4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1cm" svg:x="11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5cm" svg:height="1.5cm" svg:x="1.5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4.5cm" svg:x2="3cm" svg:y2="6cm">
          <text:p/>
        </draw:line>
        <draw:line draw:style-name="gr6" draw:text-style-name="P1" draw:layer="layout" svg:x1="3cm" svg:y1="4.5cm" svg:x2="1.5cm" svg:y2="6cm">
          <text:p/>
        </draw:line>
        <draw:custom-shape draw:style-name="gr12" draw:text-style-name="P1" draw:layer="layout" svg:width="2.6cm" svg:height="1.1cm" svg:x="4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3cm" svg:height="1.8cm" svg:x="7.1cm" svg:y="4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5cm" svg:height="1.5cm" svg:x="9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3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0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1.1cm" svg:x="11.001cm" svg:y="4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1" draw:layer="layout" svg:x1="1.949cm" svg:y1="7.1cm" svg:x2="1.949cm" svg:y2="9.6cm">
            <text:p/>
          </draw:line>
          <draw:custom-shape draw:style-name="gr16" draw:text-style-name="P1" draw:layer="layout" svg:width="1.3cm" svg:height="1.8cm" svg:x="1.301cm" svg:y="7.0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3cm" svg:height="0.7cm" svg:x="1.301cm" svg:y="8.8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" draw:layer="layout" svg:width="2.4cm" svg:height="1.8cm" svg:x="3.2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2.4cm" svg:height="1.8cm" svg:x="8.601cm" svg:y="7.1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2.4cm" svg:height="1.8cm" svg:x="5.901cm" svg:y="7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1" draw:layer="layout" svg:x1="6.5cm" svg:y1="8cm" svg:x2="7.7cm" svg:y2="8cm">
            <text:p/>
          </draw:line>
        </draw:g>
        <draw:g>
          <draw:custom-shape draw:style-name="gr22" draw:text-style-name="P1" draw:layer="layout" svg:width="2.4cm" svg:height="1.8cm" svg:x="11.302cm" svg:y="7.1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1" draw:layer="layout" svg:x1="11.9cm" svg:y1="8cm" svg:x2="13.1cm" svg:y2="8cm">
            <text:p/>
          </draw:line>
        </draw:g>
        <draw:line draw:style-name="gr6" draw:text-style-name="P1" draw:layer="layout" svg:x1="1.1cm" svg:y1="10.9cm" svg:x2="3.5cm" svg:y2="11.9cm">
          <text:p/>
        </draw:line>
        <draw:line draw:style-name="gr6" draw:text-style-name="P1" draw:layer="layout" svg:x1="1.1cm" svg:y1="11.9cm" svg:x2="3.5cm" svg:y2="10.9cm">
          <text:p/>
        </draw:line>
        <draw:custom-shape draw:style-name="gr24" draw:text-style-name="P1" draw:layer="layout" svg:width="2.4cm" svg:height="1cm" svg:x="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cm" svg:y1="10.9cm" svg:x2="6.5cm" svg:y2="11.9cm">
          <text:p/>
        </draw:line>
        <draw:line draw:style-name="gr6" draw:text-style-name="P1" draw:layer="layout" svg:x1="4.1cm" svg:y1="11.9cm" svg:x2="6.5cm" svg:y2="10.9cm">
          <text:p/>
        </draw:line>
        <draw:custom-shape draw:style-name="gr25" draw:text-style-name="P1" draw:layer="layout" svg:width="2.4cm" svg:height="1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444cm" svg:x="14.1cm" svg:y="1.55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14.1cm" svg:y1="1.6cm" svg:x2="15.6cm" svg:y2="3cm">
          <text:p/>
        </draw:line>
        <draw:line draw:style-name="gr27" draw:text-style-name="P1" draw:layer="layout" svg:x1="14.7cm" svg:y1="3cm" svg:x2="16.1cm" svg:y2="1.6cm">
          <text:p/>
        </draw:line>
        <draw:custom-shape draw:style-name="gr28" draw:text-style-name="P1" draw:layer="layout" svg:width="2.6cm" svg:height="1.1cm" svg:x="16.601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6.619cm" svg:y1="3cm" svg:x2="19.257cm" svg:y2="3cm">
          <text:p/>
        </draw:line>
        <draw:g>
          <draw:custom-shape draw:style-name="gr29" draw:text-style-name="P1" draw:layer="layout" svg:width="1.5cm" svg:height="1.5cm" draw:transform="rotate (2.20382724649324) translate (14.851cm 6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5.372cm 5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575cm 5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974cm 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" draw:layer="layout" svg:width="2.419cm" svg:height="0.943cm" svg:x="14.281cm" svg:y="7.709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.3cm" svg:height="1.8cm" svg:x="16.501cm" svg:y="4.1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9.687cm" svg:y1="11.9cm" svg:x2="10.874cm" svg:y2="11.9cm">
            <text:p/>
          </draw:line>
          <draw:line draw:style-name="gr33" draw:text-style-name="P1" draw:layer="layout" svg:x1="11.213cm" svg:y1="10.7cm" svg:x2="10.813cm" svg:y2="11.9cm">
            <text:p/>
          </draw:line>
          <draw:line draw:style-name="gr33" draw:text-style-name="P1" draw:layer="layout" svg:x1="9.313cm" svg:y1="10.7cm" svg:x2="9.7cm" svg:y2="11.9cm">
            <text:p/>
          </draw:line>
          <draw:custom-shape draw:style-name="gr34" draw:text-style-name="P1" draw:layer="layout" svg:width="1.9cm" svg:height="1.9cm" svg:x="9.3cm" svg:y="10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9cm" svg:height="0.7cm" svg:x="9.3cm" svg:y="10.026cm">
            <text:p/>
  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9" draw:text-style-name="P1" draw:layer="layout" svg:width="1.5cm" svg:height="1.5cm" draw:transform="rotate (2.20382724649324) translate (1.751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272cm 1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475cm 17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5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1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4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2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2cm 16.4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7.7cm" svg:y1="8cm" svg:x2="19.5cm" svg:y2="8.9cm">
            <text:p/>
          </draw:line>
          <draw:line draw:style-name="gr6" draw:text-style-name="P1" draw:layer="layout" svg:x1="17.1cm" svg:y1="8.9cm" svg:x2="18.9cm" svg:y2="8cm">
            <text:p/>
          </draw:line>
          <draw:custom-shape draw:style-name="gr36" draw:text-style-name="P1" draw:layer="layout" svg:width="2.419cm" svg:height="0.943cm" svg:x="17.082cm" svg:y="7.74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7" draw:text-style-name="P1" draw:layer="layout" svg:x1="17.7cm" svg:y1="10.9cm" svg:x2="19.5cm" svg:y2="11.8cm">
          <text:p/>
        </draw:line>
        <draw:line draw:style-name="gr27" draw:text-style-name="P1" draw:layer="layout" svg:x1="17.1cm" svg:y1="11.788cm" svg:x2="18.9cm" svg:y2="10.888cm">
          <text:p/>
        </draw:line>
        <draw:custom-shape draw:style-name="gr37" draw:text-style-name="P1" draw:layer="layout" svg:width="2.419cm" svg:height="0.943cm" svg:x="17.082cm" svg:y="10.6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9" draw:text-style-name="P1" draw:layer="layout" svg:width="1.5cm" svg:height="1.5cm" draw:transform="rotate (2.20382724649324) translate (3.753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577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4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91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25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65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.5cm" svg:height="1.5cm" draw:transform="rotate (2.20382724649324) translate (5.832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553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656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23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04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215cm 17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53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736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1" draw:layer="layout" svg:width="1.5cm" svg:height="1.5cm" draw:transform="rotate (2.20382724649324) translate (7.8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5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757cm 17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2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438cm 1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249cm 17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7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4.7cm" svg:y1="10.9cm" svg:x2="16.5cm" svg:y2="11.8cm">
          <text:p/>
        </draw:line>
        <draw:line draw:style-name="gr38" draw:text-style-name="P1" draw:layer="layout" svg:x1="14.1cm" svg:y1="11.8cm" svg:x2="15.9cm" svg:y2="10.9cm">
          <text:p/>
        </draw:line>
        <draw:line draw:style-name="gr32" draw:text-style-name="P1" draw:layer="layout" svg:x1="14.117cm" svg:y1="11.8cm" svg:x2="14.717cm" svg:y2="10.9cm">
          <text:p/>
        </draw:line>
        <draw:line draw:style-name="gr32" draw:text-style-name="P1" draw:layer="layout" svg:x1="16.5cm" svg:y1="11.8cm" svg:x2="15.9cm" svg:y2="10.9cm">
          <text:p/>
        </draw:line>
        <draw:line draw:style-name="gr27" draw:text-style-name="P1" draw:layer="layout" svg:x1="1.7cm" svg:y1="13.888cm" svg:x2="4cm" svg:y2="13.9cm">
          <text:p/>
        </draw:line>
        <draw:line draw:style-name="gr27" draw:text-style-name="P1" draw:layer="layout" svg:x1="3cm" svg:y1="13.2cm" svg:x2="4cm" svg:y2="13.9cm">
          <text:p/>
        </draw:line>
        <draw:line draw:style-name="gr6" draw:text-style-name="P1" draw:layer="layout" svg:x1="1.7cm" svg:y1="13.9cm" svg:x2="3.1cm" svg:y2="13.2cm">
          <text:p/>
        </draw:line>
        <draw:line draw:style-name="gr23" draw:text-style-name="P1" draw:layer="layout" svg:x1="5cm" svg:y1="14cm" svg:x2="7.5cm" svg:y2="14cm">
          <text:p/>
        </draw:line>
        <draw:line draw:style-name="gr23" draw:text-style-name="P1" draw:layer="layout" svg:x1="5cm" svg:y1="13.6cm" svg:x2="7.5cm" svg:y2="13.6cm">
          <text:p/>
        </draw:line>
        <draw:line draw:style-name="gr23" draw:text-style-name="P1" draw:layer="layout" svg:x1="6.684cm" svg:y1="12.7cm" svg:x2="7.468cm" svg:y2="14.018cm">
          <text:p/>
        </draw:line>
        <draw:line draw:style-name="gr23" draw:text-style-name="P1" draw:layer="layout" svg:x1="5.8cm" svg:y1="12.7cm" svg:x2="5.032cm" svg:y2="14.008cm">
          <text:p/>
        </draw:line>
        <draw:line draw:style-name="gr23" draw:text-style-name="P1" draw:layer="layout" svg:x1="5.736cm" svg:y1="12.7cm" svg:x2="7.5cm" svg:y2="13.6cm">
          <text:p/>
        </draw:line>
        <draw:line draw:style-name="gr23" draw:text-style-name="P1" draw:layer="layout" svg:x1="6.732cm" svg:y1="12.716cm" svg:x2="5cm" svg:y2="13.6cm">
          <text:p/>
        </draw:line>
        <draw:custom-shape draw:style-name="gr29" draw:text-style-name="P1" draw:layer="layout" svg:width="1.5cm" svg:height="1.5cm" draw:transform="rotate (2.20382724649324) translate (10.0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89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357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4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38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449cm 17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87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9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987cm 17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6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2.182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73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2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654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703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103cm 17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4.353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874cm 1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077cm 1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6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1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4cm 16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11.9cm" svg:y1="10.9cm" svg:x2="13.7cm" svg:y2="11.8cm">
            <text:p/>
          </draw:line>
          <draw:line draw:style-name="gr38" draw:text-style-name="P1" draw:layer="layout" svg:x1="11.3cm" svg:y1="11.8cm" svg:x2="13.1cm" svg:y2="10.9cm">
            <text:p/>
          </draw:line>
          <draw:line draw:style-name="gr39" draw:text-style-name="P1" draw:layer="layout" svg:x1="13.1cm" svg:y1="10.9cm" svg:x2="11.917cm" svg:y2="10.9cm">
            <text:p/>
          </draw:line>
          <draw:line draw:style-name="gr39" draw:text-style-name="P1" draw:layer="layout" svg:x1="13.7cm" svg:y1="11.8cm" svg:x2="11.3cm" svg:y2="11.8cm">
            <text:p/>
          </draw:line>
        </draw:g>
        <draw:g>
          <draw:custom-shape draw:style-name="gr40" draw:text-style-name="P1" draw:layer="layout" svg:width="1.298cm" svg:height="1.088cm" svg:x="8.302cm" svg:y="13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3cm" svg:height="0.7cm" svg:x="8.302cm" svg:y="14.2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" draw:layer="layout" svg:width="1.3cm" svg:height="1.8cm" svg:x="10.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1.3cm" svg:height="0.7cm" svg:x="10.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.3cm" svg:height="1.8cm" svg:x="11.70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.3cm" svg:height="0.7cm" svg:x="11.70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.7cm" svg:y1="15.188cm" svg:x2="4cm" svg:y2="15.2cm">
          <text:p/>
        </draw:line>
        <draw:line draw:style-name="gr27" draw:text-style-name="P1" draw:layer="layout" svg:x1="3cm" svg:y1="14.5cm" svg:x2="4cm" svg:y2="15.2cm">
          <text:p/>
        </draw:line>
        <draw:line draw:style-name="gr27" draw:text-style-name="P1" draw:layer="layout" svg:x1="1.7cm" svg:y1="15.2cm" svg:x2="3.1cm" svg:y2="14.5cm">
          <text:p/>
        </draw:line>
        <draw:g>
          <draw:line draw:style-name="gr47" draw:text-style-name="P1" draw:layer="layout" svg:x1="14.243cm" svg:y1="14.9cm" svg:x2="14.843cm" svg:y2="14cm">
            <text:p/>
          </draw:line>
          <draw:line draw:style-name="gr47" draw:text-style-name="P1" draw:layer="layout" svg:x1="16.561cm" svg:y1="14.9cm" svg:x2="15.961cm" svg:y2="14cm">
            <text:p/>
          </draw:line>
          <draw:line draw:style-name="gr48" draw:text-style-name="P1" draw:layer="layout" svg:x1="14.8cm" svg:y1="14cm" svg:x2="16.6cm" svg:y2="14.9cm">
            <text:p/>
          </draw:line>
          <draw:line draw:style-name="gr48" draw:text-style-name="P1" draw:layer="layout" svg:x1="14.2cm" svg:y1="14.9cm" svg:x2="16cm" svg:y2="14cm">
            <text:p/>
          </draw:line>
          <draw:line draw:style-name="gr49" draw:text-style-name="P1" draw:layer="layout" svg:x1="16cm" svg:y1="14cm" svg:x2="14.817cm" svg:y2="14cm">
            <text:p/>
          </draw:line>
          <draw:line draw:style-name="gr49" draw:text-style-name="P1" draw:layer="layout" svg:x1="16.6cm" svg:y1="14.9cm" svg:x2="14.2cm" svg:y2="14.9cm">
            <text:p/>
          </draw:line>
        </draw:g>
        <draw:g>
          <draw:line draw:style-name="gr50" draw:text-style-name="P1" draw:layer="layout" svg:x1="7.4cm" svg:y1="15.188cm" svg:x2="5.1cm" svg:y2="15.2cm">
            <text:p/>
          </draw:line>
          <draw:line draw:style-name="gr50" draw:text-style-name="P1" draw:layer="layout" svg:x1="6.1cm" svg:y1="14.5cm" svg:x2="5.1cm" svg:y2="15.2cm">
            <text:p/>
          </draw:line>
          <draw:line draw:style-name="gr50" draw:text-style-name="P1" draw:layer="layout" svg:x1="7.4cm" svg:y1="15.2cm" svg:x2="6cm" svg:y2="14.5cm">
            <text:p/>
          </draw:line>
        </draw:g>
        <draw:g>
          <draw:line draw:style-name="gr51" draw:text-style-name="P1" draw:layer="layout" svg:x1="14.243cm" svg:y1="13.7cm" svg:x2="14.843cm" svg:y2="12.8cm">
            <text:p/>
          </draw:line>
          <draw:line draw:style-name="gr51" draw:text-style-name="P1" draw:layer="layout" svg:x1="16.561cm" svg:y1="13.7cm" svg:x2="15.961cm" svg:y2="12.8cm">
            <text:p/>
          </draw:line>
          <draw:line draw:style-name="gr48" draw:text-style-name="P1" draw:layer="layout" svg:x1="14.8cm" svg:y1="12.8cm" svg:x2="16.6cm" svg:y2="13.7cm">
            <text:p/>
          </draw:line>
          <draw:line draw:style-name="gr48" draw:text-style-name="P1" draw:layer="layout" svg:x1="14.2cm" svg:y1="13.7cm" svg:x2="16cm" svg:y2="12.8cm">
            <text:p/>
          </draw:line>
          <draw:line draw:style-name="gr2" draw:text-style-name="P1" draw:layer="layout" svg:x1="16cm" svg:y1="12.8cm" svg:x2="14.817cm" svg:y2="12.8cm">
            <text:p/>
          </draw:line>
          <draw:line draw:style-name="gr39" draw:text-style-name="P1" draw:layer="layout" svg:x1="16.6cm" svg:y1="13.7cm" svg:x2="14.2cm" svg:y2="13.7cm">
            <text:p/>
          </draw:line>
        </draw:g>
        <draw:custom-shape draw:style-name="gr52" draw:text-style-name="P1" draw:layer="layout" svg:width="1.3cm" svg:height="1.8cm" svg:x="17.702cm" svg:y="13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.955cm" svg:height="0.907cm" svg:x="17.369cm" svg:y="13.093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7cm" svg:y1="14.9cm" svg:x2="19.3cm" svg:y2="14cm">
          <text:p/>
        </draw:line>
        <draw:line draw:style-name="gr27" draw:text-style-name="P1" draw:layer="layout" svg:x1="19cm" svg:y1="14.9cm" svg:x2="17.4cm" svg:y2="14cm">
          <text:p/>
        </draw:line>
        <draw:line draw:style-name="gr46" draw:text-style-name="P1" draw:layer="layout" svg:x1="17.7cm" svg:y1="14.9cm" svg:x2="19cm" svg:y2="14.9cm">
          <text:p/>
        </draw:line>
        <draw:line draw:style-name="gr54" draw:text-style-name="P1" draw:layer="layout" svg:x1="8.719cm" svg:y1="2cm" svg:x2="7.919cm" svg:y2="3cm">
          <text:p/>
        </draw:line>
        <draw:line draw:style-name="gr54" draw:text-style-name="P1" draw:layer="layout" svg:x1="10.6cm" svg:y1="3cm" svg:x2="8.7cm" svg:y2="2cm">
          <text:p/>
        </draw:line>
        <draw:line draw:style-name="gr46" draw:text-style-name="P1" draw:layer="layout" svg:x1="10.6cm" svg:y1="3cm" svg:x2="7.9cm" svg:y2="3cm">
          <text:p/>
        </draw:line>
        <draw:g>
          <draw:line draw:style-name="gr47" draw:text-style-name="P1" draw:layer="layout" svg:x1="1.643cm" svg:y1="19.9cm" svg:x2="2.243cm" svg:y2="19cm">
            <text:p/>
          </draw:line>
          <draw:line draw:style-name="gr47" draw:text-style-name="P1" draw:layer="layout" svg:x1="3.961cm" svg:y1="19.9cm" svg:x2="3.361cm" svg:y2="19cm">
            <text:p/>
          </draw:line>
          <draw:line draw:style-name="gr55" draw:text-style-name="P1" draw:layer="layout" svg:x1="2.2cm" svg:y1="19cm" svg:x2="4cm" svg:y2="19.9cm">
            <text:p/>
          </draw:line>
          <draw:line draw:style-name="gr55" draw:text-style-name="P1" draw:layer="layout" svg:x1="1.6cm" svg:y1="19.9cm" svg:x2="3.4cm" svg:y2="19cm">
            <text:p/>
          </draw:line>
          <draw:line draw:style-name="gr39" draw:text-style-name="P1" draw:layer="layout" svg:x1="4cm" svg:y1="19.9cm" svg:x2="1.6cm" svg:y2="19.9cm">
            <text:p/>
          </draw:line>
        </draw:g>
        <draw:g>
          <draw:custom-shape draw:style-name="gr40" draw:text-style-name="P1" draw:layer="layout" svg:width="1.298cm" svg:height="1.088cm" svg:x="5.003cm" svg:y="18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906cm" svg:height="0.488cm" svg:x="5.197cm" svg:y="18.41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.4cm" svg:height="1.8cm" svg:x="7.101cm" svg:y="18.20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1" draw:layer="layout" svg:width="2.4cm" svg:height="1.8cm" svg:x="7.102cm" svg:y="18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cm" svg:height="1.5cm" draw:transform="rotate (2.20382724649324) translate (16.255cm 1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776cm 1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979cm 1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378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0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6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1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5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cm" svg:y1="19.898cm" svg:x2="19.5cm" svg:y2="18.998cm">
            <text:p/>
          </draw:line>
          <draw:line draw:style-name="gr27" draw:text-style-name="P1" draw:layer="layout" svg:x1="17.1cm" svg:y1="19.01cm" svg:x2="18.9cm" svg:y2="19.91cm">
            <text:p/>
          </draw:line>
          <draw:custom-shape draw:style-name="gr37" draw:text-style-name="P1" draw:layer="layout" svg:width="2.419cm" svg:height="0.943cm" svg:x="17.082cm" svg:y="19.056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8" draw:text-style-name="P1" draw:layer="layout" svg:width="2.424cm" svg:height="1.1cm" svg:x="17.076cm" svg:y="17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7.692cm" svg:y1="9.62cm" svg:x2="19.492cm" svg:y2="10.52cm">
          <text:p/>
        </draw:line>
        <draw:line draw:style-name="gr46" draw:text-style-name="P1" draw:layer="layout" svg:x1="17.108cm" svg:y1="10.524cm" svg:x2="18.908cm" svg:y2="9.624cm">
          <text:p/>
        </draw:line>
        <draw:custom-shape draw:style-name="gr59" draw:text-style-name="P1" draw:layer="layout" svg:width="2.419cm" svg:height="0.943cm" svg:x="17.082cm" svg:y="9.4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60" draw:text-style-name="P1" draw:layer="layout" svg:x1="9.9cm" svg:y1="19.888cm" svg:x2="12.2cm" svg:y2="19.9cm">
            <text:p/>
          </draw:line>
          <draw:line draw:style-name="gr60" draw:text-style-name="P1" draw:layer="layout" svg:x1="11.2cm" svg:y1="19.2cm" svg:x2="12.2cm" svg:y2="19.9cm">
            <text:p/>
          </draw:line>
          <draw:line draw:style-name="gr61" draw:text-style-name="P1" draw:layer="layout" svg:x1="9.9cm" svg:y1="19.9cm" svg:x2="11.3cm" svg:y2="19.2cm">
            <text:p/>
          </draw:line>
        </draw:g>
        <draw:g>
          <draw:custom-shape draw:style-name="gr62" draw:text-style-name="P1" draw:layer="layout" svg:width="2.362cm" svg:height="0.6cm" svg:x="4.438cm" svg:y="21.2cm">
            <text:p/>
            <draw:enhanced-geometry svg:viewBox="0 0 21600 21600" draw:glue-points="?f0 0 ?f1 10800 0 21600 10800 21600 21600 21600 ?f7 10800" draw:text-areas="?f1 10800 ?f2 18000 ?f3 7200 ?f4 21600" draw:type="isosceles-triangle" draw:modifiers="10966.70838548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1" draw:layer="layout" svg:width="0.906cm" svg:height="0.308cm" svg:x="5.198cm" svg:y="2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1" draw:text-style-name="P1" draw:layer="layout" svg:x1="14.209cm" svg:y1="19.9cm" svg:x2="15.066cm" svg:y2="18.1cm">
            <text:p/>
          </draw:line>
          <draw:line draw:style-name="gr51" draw:text-style-name="P1" draw:layer="layout" svg:x1="16.561cm" svg:y1="19.9cm" svg:x2="15.8cm" svg:y2="18.1cm">
            <text:p/>
          </draw:line>
          <draw:line draw:style-name="gr48" draw:text-style-name="P1" draw:layer="layout" svg:x1="15cm" svg:y1="18.1cm" svg:x2="16.6cm" svg:y2="19.9cm">
            <text:p/>
          </draw:line>
          <draw:line draw:style-name="gr48" draw:text-style-name="P1" draw:layer="layout" svg:x1="14.2cm" svg:y1="19.9cm" svg:x2="15.8cm" svg:y2="18.1cm">
            <text:p/>
          </draw:line>
        </draw:g>
        <draw:g>
          <draw:custom-shape draw:style-name="gr29" draw:text-style-name="P1" draw:layer="layout" svg:width="1.5cm" svg:height="1.5cm" draw:transform="rotate (1.88792265188227) translate (18.473cm 1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01cm 1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248cm 17.6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595cm 17.9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388cm 17.7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056cm 1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576cm 17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" draw:layer="layout" svg:x1="2.2cm" svg:y1="20.9cm" svg:x2="4cm" svg:y2="21.8cm">
          <text:p/>
        </draw:line>
        <draw:line draw:style-name="gr27" draw:text-style-name="P1" draw:layer="layout" svg:x1="1.6cm" svg:y1="21.8cm" svg:x2="3.4cm" svg:y2="20.9cm">
          <text:p/>
        </draw:line>
        <draw:line draw:style-name="gr64" draw:text-style-name="P1" draw:layer="layout" svg:x1="3.961cm" svg:y1="21.8cm" svg:x2="3.361cm" svg:y2="20.9cm">
          <text:p/>
        </draw:line>
        <draw:line draw:style-name="gr64" draw:text-style-name="P1" draw:layer="layout" svg:x1="1.609cm" svg:y1="21.8cm" svg:x2="2.209cm" svg:y2="20.9cm">
          <text:p/>
        </draw:line>
        <draw:line draw:style-name="gr65" draw:text-style-name="P1" draw:layer="layout" svg:x1="3.4cm" svg:y1="20.9cm" svg:x2="2.166cm" svg:y2="20.9cm">
          <text:p/>
        </draw:line>
        <draw:g>
          <draw:line draw:style-name="gr66" draw:text-style-name="P1" draw:layer="layout" svg:x1="9.5cm" svg:y1="21.788cm" svg:x2="7.2cm" svg:y2="21.8cm">
            <text:p/>
          </draw:line>
          <draw:line draw:style-name="gr66" draw:text-style-name="P1" draw:layer="layout" svg:x1="7.834cm" svg:y1="21cm" svg:x2="7.234cm" svg:y2="21.8cm">
            <text:p/>
          </draw:line>
          <draw:line draw:style-name="gr66" draw:text-style-name="P1" draw:layer="layout" svg:x1="9.3cm" svg:y1="21.2cm" svg:x2="7.792cm" svg:y2="21.02cm">
            <text:p/>
          </draw:line>
          <draw:line draw:style-name="gr66" draw:text-style-name="P1" draw:layer="layout" svg:x1="9.3cm" svg:y1="21.2cm" svg:x2="9.475cm" svg:y2="21.826cm">
            <text:p/>
          </draw:line>
        </draw:g>
        <draw:line draw:style-name="gr67" draw:text-style-name="P1" draw:layer="layout" svg:x1="11.9cm" svg:y1="21cm" svg:x2="13.7cm" svg:y2="21.9cm">
          <text:p/>
        </draw:line>
        <draw:line draw:style-name="gr67" draw:text-style-name="P1" draw:layer="layout" svg:x1="11.3cm" svg:y1="21.9cm" svg:x2="13.1cm" svg:y2="21cm">
          <text:p/>
        </draw:line>
        <draw:line draw:style-name="gr65" draw:text-style-name="P1" draw:layer="layout" svg:x1="13.1cm" svg:y1="21cm" svg:x2="11.917cm" svg:y2="21cm">
          <text:p/>
        </draw:line>
        <draw:line draw:style-name="gr65" draw:text-style-name="P1" draw:layer="layout" svg:x1="13.7cm" svg:y1="21.9cm" svg:x2="11.3cm" svg:y2="21.9cm">
          <text:p/>
        </draw:line>
        <draw:line draw:style-name="gr33" draw:text-style-name="P1" draw:layer="layout" svg:x1="14.3cm" svg:y1="20.4cm" svg:x2="16.7cm" svg:y2="21.9cm">
          <text:p/>
        </draw:line>
        <draw:line draw:style-name="gr33" draw:text-style-name="P1" draw:layer="layout" svg:x1="14.3cm" svg:y1="21.9cm" svg:x2="16.7cm" svg:y2="20.4cm">
          <text:p/>
        </draw:line>
        <draw:line draw:style-name="gr2" draw:text-style-name="P1" draw:layer="layout" svg:x1="16.7cm" svg:y1="21.9cm" svg:x2="14.3cm" svg:y2="21.9cm">
          <text:p/>
        </draw:line>
        <draw:line draw:style-name="gr2" draw:text-style-name="P1" draw:layer="layout" svg:x1="16.7cm" svg:y1="20.4cm" svg:x2="14.3cm" svg:y2="20.4cm">
          <text:p/>
        </draw:line>
        <draw:line draw:style-name="gr67" draw:text-style-name="P1" draw:layer="layout" svg:x1="11.9cm" svg:y1="23cm" svg:x2="13.7cm" svg:y2="23.9cm">
          <text:p/>
        </draw:line>
        <draw:line draw:style-name="gr67" draw:text-style-name="P1" draw:layer="layout" svg:x1="11.3cm" svg:y1="23.9cm" svg:x2="13.1cm" svg:y2="23cm">
          <text:p/>
        </draw:line>
        <draw:line draw:style-name="gr65" draw:text-style-name="P1" draw:layer="layout" svg:x1="13.1cm" svg:y1="23cm" svg:x2="11.9cm" svg:y2="23cm">
          <text:p/>
        </draw:line>
        <draw:line draw:style-name="gr67" draw:text-style-name="P1" draw:layer="layout" svg:x1="11.326cm" svg:y1="23.9cm" svg:x2="11.926cm" svg:y2="23cm">
          <text:p/>
        </draw:line>
        <draw:line draw:style-name="gr67" draw:text-style-name="P1" draw:layer="layout" svg:x1="13.074cm" svg:y1="23cm" svg:x2="13.674cm" svg:y2="23.9cm">
          <text:p/>
        </draw:line>
        <draw:line draw:style-name="gr2" draw:text-style-name="P1" draw:layer="layout" svg:x1="13.7cm" svg:y1="23.9cm" svg:x2="11.3cm" svg:y2="23.9cm">
          <text:p/>
        </draw:line>
        <draw:line draw:style-name="gr68" draw:text-style-name="P1" draw:layer="layout" svg:x1="11.9cm" svg:y1="25cm" svg:x2="13.7cm" svg:y2="25.9cm">
          <text:p/>
        </draw:line>
        <draw:line draw:style-name="gr68" draw:text-style-name="P1" draw:layer="layout" svg:x1="11.3cm" svg:y1="25.9cm" svg:x2="13.1cm" svg:y2="25cm">
          <text:p/>
        </draw:line>
        <draw:line draw:style-name="gr69" draw:text-style-name="P1" draw:layer="layout" svg:x1="13.1cm" svg:y1="25cm" svg:x2="11.9cm" svg:y2="25cm">
          <text:p/>
        </draw:line>
        <draw:line draw:style-name="gr38" draw:text-style-name="P1" draw:layer="layout" svg:x1="11.326cm" svg:y1="25.9cm" svg:x2="11.926cm" svg:y2="25cm">
          <text:p/>
        </draw:line>
        <draw:line draw:style-name="gr38" draw:text-style-name="P1" draw:layer="layout" svg:x1="13.074cm" svg:y1="25cm" svg:x2="13.674cm" svg:y2="25.9cm">
          <text:p/>
        </draw:line>
        <draw:line draw:style-name="gr65" draw:text-style-name="P1" draw:layer="layout" svg:x1="13.7cm" svg:y1="25.9cm" svg:x2="11.3cm" svg:y2="25.9cm">
          <text:p/>
        </draw:line>
        <draw:line draw:style-name="gr38" draw:text-style-name="P1" draw:layer="layout" svg:x1="2.2cm" svg:y1="23.064cm" svg:x2="4cm" svg:y2="23.964cm">
          <text:p/>
        </draw:line>
        <draw:line draw:style-name="gr38" draw:text-style-name="P1" draw:layer="layout" svg:x1="1.618cm" svg:y1="23.964cm" svg:x2="3.418cm" svg:y2="23.064cm">
          <text:p/>
        </draw:line>
        <draw:custom-shape draw:style-name="gr70" draw:text-style-name="P1" draw:layer="layout" svg:width="2.419cm" svg:height="0.943cm" svg:x="1.6cm" svg:y="22.84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4cm" svg:y1="23.955cm" svg:x2="1.6cm" svg:y2="23.955cm">
          <text:p/>
        </draw:line>
        <draw:g>
          <draw:line draw:style-name="gr68" draw:text-style-name="P1" draw:layer="layout" svg:x1="2.1cm" svg:y1="24.5cm" svg:x2="4.018cm" svg:y2="25.961cm">
            <text:p/>
          </draw:line>
          <draw:line draw:style-name="gr68" draw:text-style-name="P1" draw:layer="layout" svg:x1="1.618cm" svg:y1="25.968cm" svg:x2="3.5cm" svg:y2="24.494cm">
            <text:p/>
          </draw:line>
          <draw:custom-shape draw:style-name="gr71" draw:text-style-name="P1" draw:layer="layout" svg:width="2.419cm" svg:height="1.452cm" svg:x="1.6cm" svg:y="24.5cm">
            <text:p/>
  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9" draw:text-style-name="P1" draw:layer="layout" svg:x1="4.012cm" svg:y1="25.949cm" svg:x2="1.612cm" svg:y2="25.949cm">
            <text:p/>
          </draw:line>
        </draw:g>
        <draw:line draw:style-name="gr27" draw:text-style-name="P1" draw:layer="layout" svg:x1="2.2cm" svg:y1="27cm" svg:x2="4cm" svg:y2="27.9cm">
          <text:p/>
        </draw:line>
        <draw:line draw:style-name="gr27" draw:text-style-name="P1" draw:layer="layout" svg:x1="1.6cm" svg:y1="27.9cm" svg:x2="3.4cm" svg:y2="27cm">
          <text:p/>
        </draw:line>
        <draw:line draw:style-name="gr39" draw:text-style-name="P1" draw:layer="layout" svg:x1="3.4cm" svg:y1="27cm" svg:x2="2.217cm" svg:y2="27cm">
          <text:p/>
        </draw:line>
        <draw:line draw:style-name="gr49" draw:text-style-name="P1" draw:layer="layout" svg:x1="4cm" svg:y1="27.9cm" svg:x2="1.6cm" svg:y2="27.9cm">
          <text:p/>
        </draw:line>
        <draw:line draw:style-name="gr2" draw:text-style-name="P1" draw:layer="layout" svg:x1="4.874cm" svg:y1="24cm" svg:x2="7.274cm" svg:y2="22.7cm">
          <text:p/>
        </draw:line>
        <draw:line draw:style-name="gr49" draw:text-style-name="P1" draw:layer="layout" svg:x1="7.3cm" svg:y1="22.7cm" svg:x2="4.9cm" svg:y2="22.7cm">
          <text:p/>
        </draw:line>
        <draw:custom-shape draw:style-name="gr72" draw:text-style-name="P1" draw:layer="layout" svg:width="2.14cm" svg:height="0.7cm" draw:transform="rotate (0.987158224927993) translate (4.315cm 23.6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1" draw:layer="layout" svg:width="2.14cm" svg:height="0.7cm" draw:transform="rotate (0.967261471455257) translate (6.063cm 23.5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3" draw:text-style-name="P1" draw:layer="layout" svg:x1="18.026cm" svg:y1="21cm" svg:x2="19.526cm" svg:y2="21.961cm">
          <text:p/>
        </draw:line>
        <draw:line draw:style-name="gr73" draw:text-style-name="P1" draw:layer="layout" svg:x1="17.125cm" svg:y1="21.978cm" svg:x2="18.525cm" svg:y2="20.978cm">
          <text:p/>
        </draw:line>
        <draw:custom-shape draw:style-name="gr74" draw:text-style-name="P1" draw:layer="layout" svg:width="2.419cm" svg:height="0.943cm" svg:x="17.082cm" svg:y="20.848cm">
          <text:p/>
          <draw:enhanced-geometry svg:viewBox="0 0 21600 21600" draw:mirror-vertical="true" draw:glue-points="?f6 10800 10800 21600 ?f5 10800 10800 0" draw:text-areas="?f3 ?f3 ?f4 ?f4" draw:type="trapezoid" draw:modifiers="8961.322314049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9.544cm" svg:y1="21.94cm" svg:x2="17.04cm" svg:y2="21.94cm">
          <text:p/>
        </draw:line>
        <draw:g>
          <draw:g>
            <draw:line draw:style-name="gr50" draw:text-style-name="P1" draw:layer="layout" svg:x1="15cm" svg:y1="22.2cm" svg:x2="16.6cm" svg:y2="24cm">
              <text:p/>
            </draw:line>
            <draw:line draw:style-name="gr51" draw:text-style-name="P1" draw:layer="layout" svg:x1="14.209cm" svg:y1="24cm" svg:x2="15.066cm" svg:y2="22.2cm">
              <text:p/>
            </draw:line>
            <draw:line draw:style-name="gr51" draw:text-style-name="P1" draw:layer="layout" svg:x1="16.561cm" svg:y1="24cm" svg:x2="15.8cm" svg:y2="22.2cm">
              <text:p/>
            </draw:line>
            <draw:line draw:style-name="gr50" draw:text-style-name="P1" draw:layer="layout" svg:x1="14.2cm" svg:y1="24cm" svg:x2="15.8cm" svg:y2="22.2cm">
              <text:p/>
            </draw:line>
          </draw:g>
          <draw:line draw:style-name="gr39" draw:text-style-name="P1" draw:layer="layout" svg:x1="15.8cm" svg:y1="22.23cm" svg:x2="15.04cm" svg:y2="22.23cm">
            <text:p/>
          </draw:line>
          <draw:line draw:style-name="gr69" draw:text-style-name="P1" draw:layer="layout" svg:x1="16.585cm" svg:y1="23.985cm" svg:x2="14.185cm" svg:y2="23.985cm">
            <text:p/>
          </draw:line>
          <draw:line draw:style-name="gr39" draw:text-style-name="P1" draw:layer="layout" svg:x1="15.8cm" svg:y1="22.231cm" svg:x2="15.04cm" svg:y2="22.231cm">
            <text:p/>
          </draw:line>
          <draw:line draw:style-name="gr69" draw:text-style-name="P1" draw:layer="layout" svg:x1="16.585cm" svg:y1="23.986cm" svg:x2="14.185cm" svg:y2="23.986cm">
            <text:p/>
          </draw:line>
        </draw:g>
        <draw:g>
          <draw:line draw:style-name="gr50" draw:text-style-name="P1" draw:layer="layout" svg:x1="15.001cm" svg:y1="24.2cm" svg:x2="16.601cm" svg:y2="26cm">
            <text:p/>
          </draw:line>
          <draw:line draw:style-name="gr75" draw:text-style-name="P1" draw:layer="layout" svg:x1="14.21cm" svg:y1="26cm" svg:x2="15.067cm" svg:y2="24.2cm">
            <text:p/>
          </draw:line>
          <draw:line draw:style-name="gr75" draw:text-style-name="P1" draw:layer="layout" svg:x1="16.562cm" svg:y1="26cm" svg:x2="15.801cm" svg:y2="24.2cm">
            <text:p/>
          </draw:line>
          <draw:line draw:style-name="gr50" draw:text-style-name="P1" draw:layer="layout" svg:x1="14.201cm" svg:y1="26cm" svg:x2="15.801cm" svg:y2="24.2cm">
            <text:p/>
          </draw:line>
          <draw:line draw:style-name="gr39" draw:text-style-name="P1" draw:layer="layout" svg:x1="15.801cm" svg:y1="24.23cm" svg:x2="15.041cm" svg:y2="24.23cm">
            <text:p/>
          </draw:line>
          <draw:line draw:style-name="gr69" draw:text-style-name="P1" draw:layer="layout" svg:x1="16.586cm" svg:y1="25.985cm" svg:x2="14.186cm" svg:y2="25.985cm">
            <text:p/>
          </draw:line>
          <draw:line draw:style-name="gr76" draw:text-style-name="P1" draw:layer="layout" svg:x1="15.801cm" svg:y1="24.231cm" svg:x2="15.041cm" svg:y2="24.231cm">
            <text:p/>
          </draw:line>
          <draw:line draw:style-name="gr77" draw:text-style-name="P1" draw:layer="layout" svg:x1="16.586cm" svg:y1="25.986cm" svg:x2="14.186cm" svg:y2="25.986cm">
            <text:p/>
          </draw:line>
        </draw:g>
        <draw:line draw:style-name="gr48" draw:text-style-name="P1" draw:layer="layout" svg:x1="5.1cm" svg:y1="27cm" svg:x2="6.9cm" svg:y2="27.9cm">
          <text:p/>
        </draw:line>
        <draw:line draw:style-name="gr48" draw:text-style-name="P1" draw:layer="layout" svg:x1="4.5cm" svg:y1="27.9cm" svg:x2="6.3cm" svg:y2="27cm">
          <text:p/>
        </draw:line>
        <draw:line draw:style-name="gr2" draw:text-style-name="P1" draw:layer="layout" svg:x1="6.3cm" svg:y1="27cm" svg:x2="5.117cm" svg:y2="27cm">
          <text:p/>
        </draw:line>
        <draw:line draw:style-name="gr77" draw:text-style-name="P1" draw:layer="layout" svg:x1="6.9cm" svg:y1="27.9cm" svg:x2="4.5cm" svg:y2="27.9cm">
          <text:p/>
        </draw:line>
        <draw:line draw:style-name="gr38" draw:text-style-name="P1" draw:layer="layout" svg:x1="8.6cm" svg:y1="23.894cm" svg:x2="10.4cm" svg:y2="22.994cm">
          <text:p/>
        </draw:line>
        <draw:line draw:style-name="gr38" draw:text-style-name="P1" draw:layer="layout" svg:x1="8.018cm" svg:y1="22.994cm" svg:x2="9.818cm" svg:y2="23.894cm">
          <text:p/>
        </draw:line>
        <draw:custom-shape draw:style-name="gr78" draw:text-style-name="P1" draw:layer="layout" svg:width="2.419cm" svg:height="0.943cm" svg:x="8cm" svg:y="23.02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9.8cm" svg:y1="23.967cm" svg:x2="8.6cm" svg:y2="23.967cm">
          <text:p/>
        </draw:line>
        <draw:custom-shape draw:style-name="gr29" draw:text-style-name="P1" draw:layer="layout" svg:width="1.5cm" svg:height="1.5cm" draw:transform="rotate (2.20382724649324) translate (12.982cm 20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03cm 19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906cm 20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32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54cm 19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03cm 18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886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903cm 19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8.501cm" svg:y1="24.5cm" svg:x2="10.419cm" svg:y2="25.961cm">
          <text:p/>
        </draw:line>
        <draw:line draw:style-name="gr79" draw:text-style-name="P1" draw:layer="layout" svg:x1="8.019cm" svg:y1="25.968cm" svg:x2="9.901cm" svg:y2="24.494cm">
          <text:p/>
        </draw:line>
        <draw:custom-shape draw:style-name="gr80" draw:text-style-name="P1" draw:layer="layout" svg:width="2.419cm" svg:height="1.452cm" svg:x="8.001cm" svg:y="24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draw:layer="layout" svg:width="1.5cm" svg:height="1.5cm" draw:transform="rotate (2.20382724649324) translate (18.382cm 24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4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draw:transform="rotate (2.20382724649324) translate (18.773cm 24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286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3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8.382cm 2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6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673cm 2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5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803cm 25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86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288cm" svg:y1="27.9cm" svg:x2="19.926cm" svg:y2="27.9cm">
          <text:p/>
        </draw:line>
        <draw:line draw:style-name="gr32" draw:text-style-name="P1" draw:layer="layout" svg:x1="14.5cm" svg:y1="26.8cm" svg:x2="15.068cm" svg:y2="28.7cm">
          <text:p/>
        </draw:line>
        <draw:line draw:style-name="gr32" draw:text-style-name="P1" draw:layer="layout" svg:x1="16.3cm" svg:y1="26.8cm" svg:x2="15.802cm" svg:y2="28.7cm">
          <text:p/>
        </draw:line>
        <draw:line draw:style-name="gr82" draw:text-style-name="P1" draw:layer="layout" svg:x1="14.5cm" svg:y1="26.8cm" svg:x2="15.802cm" svg:y2="28.7cm">
          <text:p/>
        </draw:line>
        <draw:line draw:style-name="gr39" draw:text-style-name="P1" draw:layer="layout" svg:x1="15.802cm" svg:y1="28.67cm" svg:x2="15.042cm" svg:y2="28.67cm">
          <text:p/>
        </draw:line>
        <draw:line draw:style-name="gr69" draw:text-style-name="P1" draw:layer="layout" svg:x1="15.802cm" svg:y1="28.669cm" svg:x2="15.042cm" svg:y2="28.669cm">
          <text:p/>
        </draw:line>
        <draw:custom-shape draw:style-name="gr83" draw:text-style-name="P1" draw:layer="layout" svg:width="1.8cm" svg:height="0.5cm" svg:x="14.5cm" svg:y="26.3cm">
          <text:p/>
          <draw:enhanced-geometry svg:viewBox="0 0 21600 21600" draw:glue-points="?f0 0 ?f1 10800 0 21600 10800 21600 21600 21600 ?f7 10800" draw:text-areas="?f1 10800 ?f2 18000 ?f3 7200 ?f4 21600" draw:type="isosceles-triangle" draw:modifiers="10488.58131487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1" draw:layer="layout" svg:x1="15.002cm" svg:y1="28.7cm" svg:x2="16.3cm" svg:y2="26.8cm">
          <text:p/>
        </draw:line>
        <draw:line draw:style-name="gr73" draw:text-style-name="P1" draw:layer="layout" svg:x1="15.4cm" svg:y1="26.3cm" svg:x2="15cm" svg:y2="28.7cm">
          <text:p/>
        </draw:line>
        <draw:line draw:style-name="gr73" draw:text-style-name="P1" draw:layer="layout" svg:x1="15.4cm" svg:y1="26.3cm" svg:x2="15.8cm" svg:y2="28.7cm">
          <text:p/>
        </draw:line>
        <draw:line draw:style-name="gr68" draw:text-style-name="P1" draw:layer="layout" svg:x1="8.2cm" svg:y1="27cm" svg:x2="10cm" svg:y2="28.6cm">
          <text:p/>
        </draw:line>
        <draw:line draw:style-name="gr68" draw:text-style-name="P1" draw:layer="layout" svg:x1="7.6cm" svg:y1="28.6cm" svg:x2="9.4cm" svg:y2="27cm">
          <text:p/>
        </draw:line>
        <draw:line draw:style-name="gr84" draw:text-style-name="P1" draw:layer="layout" svg:x1="9.4cm" svg:y1="27cm" svg:x2="8.217cm" svg:y2="27cm">
          <text:p/>
        </draw:line>
        <draw:line draw:style-name="gr2" draw:text-style-name="P1" draw:layer="layout" svg:x1="10cm" svg:y1="28.6cm" svg:x2="7.6cm" svg:y2="28.6cm">
          <text:p/>
        </draw:line>
        <draw:line draw:style-name="gr48" draw:text-style-name="P1" draw:layer="layout" svg:x1="12.201cm" svg:y1="26.8cm" svg:x2="13.801cm" svg:y2="28.6cm">
          <text:p/>
        </draw:line>
        <draw:line draw:style-name="gr51" draw:text-style-name="P1" draw:layer="layout" svg:x1="11.41cm" svg:y1="28.6cm" svg:x2="12.267cm" svg:y2="26.8cm">
          <text:p/>
        </draw:line>
        <draw:line draw:style-name="gr51" draw:text-style-name="P1" draw:layer="layout" svg:x1="13.762cm" svg:y1="28.6cm" svg:x2="13.001cm" svg:y2="26.8cm">
          <text:p/>
        </draw:line>
        <draw:line draw:style-name="gr48" draw:text-style-name="P1" draw:layer="layout" svg:x1="11.401cm" svg:y1="28.6cm" svg:x2="13.001cm" svg:y2="26.8cm">
          <text:p/>
        </draw:line>
        <draw:line draw:style-name="gr39" draw:text-style-name="P1" draw:layer="layout" svg:x1="13.001cm" svg:y1="26.83cm" svg:x2="12.241cm" svg:y2="26.83cm">
          <text:p/>
        </draw:line>
        <draw:line draw:style-name="gr69" draw:text-style-name="P1" draw:layer="layout" svg:x1="13.786cm" svg:y1="28.585cm" svg:x2="11.386cm" svg:y2="28.585cm">
          <text:p/>
        </draw:line>
        <draw:line draw:style-name="gr39" draw:text-style-name="P1" draw:layer="layout" svg:x1="13.001cm" svg:y1="26.831cm" svg:x2="12.241cm" svg:y2="26.831cm">
          <text:p/>
        </draw:line>
        <draw:line draw:style-name="gr2" draw:text-style-name="P1" draw:layer="layout" svg:x1="13.786cm" svg:y1="28.586cm" svg:x2="11.386cm" svg:y2="28.586cm">
          <text:p/>
        </draw:line>
        <draw:custom-shape draw:style-name="gr29" draw:text-style-name="P1" draw:layer="layout" svg:width="1.5cm" svg:height="1.5cm" draw:transform="rotate (2.20382724649324) translate (18.831cm 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452cm 5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455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169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5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35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5.3cm" svg:y1="24.5cm" svg:x2="6.9cm" svg:y2="26cm">
          <text:p/>
        </draw:line>
        <draw:line draw:style-name="gr68" draw:text-style-name="P1" draw:layer="layout" svg:x1="4.9cm" svg:y1="26cm" svg:x2="6.5cm" svg:y2="24.5cm">
          <text:p/>
        </draw:line>
        <draw:line draw:style-name="gr84" draw:text-style-name="P1" draw:layer="layout" svg:x1="6.5cm" svg:y1="24.5cm" svg:x2="5.317cm" svg:y2="24.5cm">
          <text:p/>
        </draw:line>
        <draw:line draw:style-name="gr85" draw:text-style-name="P1" draw:layer="layout" svg:x1="6.9cm" svg:y1="26cm" svg:x2="4.9cm" svg:y2="26cm">
          <text:p/>
        </draw:line>
        <draw:custom-shape draw:style-name="gr34" draw:text-style-name="P1" draw:layer="layout" svg:width="1.9cm" svg:height="1.9cm" svg:x="7.0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9cm" svg:height="0.7cm" svg:x="7.001cm" svg:y="10.027cm">
          <text:p/>
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1" draw:layer="layout" svg:x1="4.9cm" svg:y1="26cm" svg:x2="5.3cm" svg:y2="24.5cm">
          <text:p/>
        </draw:line>
        <draw:line draw:style-name="gr51" draw:text-style-name="P1" draw:layer="layout" svg:x1="6.887cm" svg:y1="26cm" svg:x2="6.487cm" svg:y2="24.5cm">
          <text:p/>
        </draw:line>
        <draw:custom-shape draw:style-name="gr86" draw:text-style-name="P1" draw:layer="layout" svg:width="2.419cm" svg:height="0.943cm" svg:x="14.281cm" svg:y="9.109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3cm" svg:y1="10.084cm" svg:x2="16.7cm" svg:y2="10.072cm">
          <text:p/>
        </draw:line>
      </draw:page>
      <draw:page draw:name="page2" draw:style-name="dp1" draw:master-page-name="Обычный">
        <draw:line draw:style-name="gr87" draw:text-style-name="P1" draw:layer="layout" svg:x1="1.1cm" svg:y1="18.5cm" svg:x2="1.2cm" svg:y2="17.6cm">
          <text:p/>
        </draw:line>
        <draw:line draw:style-name="gr87" draw:text-style-name="P1" draw:layer="layout" svg:x1="1.9cm" svg:y1="17.1cm" svg:x2="1.2cm" svg:y2="17.6cm">
          <text:p/>
        </draw:line>
        <draw:line draw:style-name="gr87" draw:text-style-name="P1" draw:layer="layout" svg:x1="1.9cm" svg:y1="17.055cm" svg:x2="2.8cm" svg:y2="17.055cm">
          <text:p/>
        </draw:line>
        <draw:line draw:style-name="gr87" draw:text-style-name="P1" draw:layer="layout" svg:x1="3.627cm" svg:y1="18.5cm" svg:x2="3.5cm" svg:y2="17.6cm">
          <text:p/>
        </draw:line>
        <draw:line draw:style-name="gr87" draw:text-style-name="P1" draw:layer="layout" svg:x1="2.9cm" svg:y1="17.1cm" svg:x2="3.501cm" svg:y2="17.6cm">
          <text:p/>
        </draw:line>
        <draw:line draw:style-name="gr87" draw:text-style-name="P1" draw:layer="layout" svg:x1="1.1cm" svg:y1="18.6cm" svg:x2="2.8cm" svg:y2="17.1cm">
          <text:p/>
        </draw:line>
        <draw:line draw:style-name="gr87" draw:text-style-name="P1" draw:layer="layout" svg:x1="1.9cm" svg:y1="17cm" svg:x2="3.7cm" svg:y2="18.601cm">
          <text:p/>
        </draw:line>
        <draw:line draw:style-name="gr87" draw:text-style-name="P1" draw:layer="layout" svg:x1="1.1cm" svg:y1="18.555cm" svg:x2="3.7cm" svg:y2="18.601cm">
          <text:p/>
        </draw:line>
        <draw:line draw:style-name="gr6" draw:text-style-name="P1" draw:layer="layout" svg:x1="1.9cm" svg:y1="1.8cm" svg:x2="3.1cm" svg:y2="4cm">
          <text:p/>
        </draw:line>
        <draw:line draw:style-name="gr6" draw:text-style-name="P1" draw:layer="layout" svg:x1="1.9cm" svg:y1="4cm" svg:x2="3.1cm" svg:y2="1.8cm">
          <text:p/>
        </draw:line>
        <draw:custom-shape draw:style-name="gr88" draw:text-style-name="P1" draw:layer="layout" svg:width="1.2cm" svg:height="2.2cm" svg:x="1.9cm" svg:y="1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199cm" svg:height="0.5cm" svg:x="1.901cm" svg:y="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8" draw:text-style-name="P1" draw:layer="layout" svg:x1="4.6cm" svg:y1="2.1cm" svg:x2="6.4cm" svg:y2="3cm">
          <text:p/>
        </draw:line>
        <draw:line draw:style-name="gr38" draw:text-style-name="P1" draw:layer="layout" svg:x1="4cm" svg:y1="3cm" svg:x2="5.8cm" svg:y2="2.1cm">
          <text:p/>
        </draw:line>
        <draw:line draw:style-name="gr90" draw:text-style-name="P1" draw:layer="layout" svg:x1="4.017cm" svg:y1="3cm" svg:x2="4.617cm" svg:y2="2.1cm">
          <text:p/>
        </draw:line>
        <draw:line draw:style-name="gr90" draw:text-style-name="P1" draw:layer="layout" svg:x1="6.4cm" svg:y1="3cm" svg:x2="5.8cm" svg:y2="2.1cm">
          <text:p/>
        </draw:line>
        <draw:line draw:style-name="gr49" draw:text-style-name="P1" draw:layer="layout" svg:x1="8.4cm" svg:y1="2.1cm" svg:x2="7.2cm" svg:y2="2.1cm">
          <text:p/>
        </draw:line>
        <draw:line draw:style-name="gr79" draw:text-style-name="P1" draw:layer="layout" svg:x1="6.626cm" svg:y1="3cm" svg:x2="7.226cm" svg:y2="2.1cm">
          <text:p/>
        </draw:line>
        <draw:line draw:style-name="gr79" draw:text-style-name="P1" draw:layer="layout" svg:x1="8.374cm" svg:y1="2.1cm" svg:x2="8.974cm" svg:y2="3cm">
          <text:p/>
        </draw:line>
        <draw:line draw:style-name="gr76" draw:text-style-name="P1" draw:layer="layout" svg:x1="9cm" svg:y1="3cm" svg:x2="6.6cm" svg:y2="3cm">
          <text:p/>
        </draw:line>
        <draw:line draw:style-name="gr38" draw:text-style-name="P1" draw:layer="layout" svg:x1="9.9cm" svg:y1="2.1cm" svg:x2="11.7cm" svg:y2="3cm">
          <text:p/>
        </draw:line>
        <draw:line draw:style-name="gr38" draw:text-style-name="P1" draw:layer="layout" svg:x1="9.3cm" svg:y1="3cm" svg:x2="11.1cm" svg:y2="2.1cm">
          <text:p/>
        </draw:line>
        <draw:line draw:style-name="gr49" draw:text-style-name="P1" draw:layer="layout" svg:x1="11.1cm" svg:y1="2.1cm" svg:x2="9.917cm" svg:y2="2.1cm">
          <text:p/>
        </draw:line>
        <draw:line draw:style-name="gr2" draw:text-style-name="P1" draw:layer="layout" svg:x1="11.7cm" svg:y1="3cm" svg:x2="9.3cm" svg:y2="3cm">
          <text:p/>
        </draw:line>
        <draw:line draw:style-name="gr91" draw:text-style-name="P1" draw:layer="layout" svg:x1="12.819cm" svg:y1="2cm" svg:x2="12.019cm" svg:y2="3cm">
          <text:p/>
        </draw:line>
        <draw:line draw:style-name="gr91" draw:text-style-name="P1" draw:layer="layout" svg:x1="14.7cm" svg:y1="3cm" svg:x2="12.8cm" svg:y2="2cm">
          <text:p/>
        </draw:line>
        <draw:line draw:style-name="gr46" draw:text-style-name="P1" draw:layer="layout" svg:x1="14.7cm" svg:y1="3cm" svg:x2="12cm" svg:y2="3cm">
          <text:p/>
        </draw:line>
        <draw:custom-shape draw:style-name="gr92" draw:text-style-name="P1" draw:layer="layout" svg:width="2.6cm" svg:height="1.1cm" svg:x="15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3" draw:text-style-name="P1" draw:layer="layout" svg:x1="14.988cm" svg:y1="3.001cm" svg:x2="17.626cm" svg:y2="3.001cm">
          <text:p/>
        </draw:line>
        <draw:line draw:style-name="gr85" draw:text-style-name="P1" draw:layer="layout" svg:x1="8.4cm" svg:y1="4cm" svg:x2="7.2cm" svg:y2="4cm">
          <text:p/>
        </draw:line>
        <draw:line draw:style-name="gr94" draw:text-style-name="P1" draw:layer="layout" svg:x1="6.626cm" svg:y1="4.9cm" svg:x2="7.226cm" svg:y2="4cm">
          <text:p/>
        </draw:line>
        <draw:line draw:style-name="gr94" draw:text-style-name="P1" draw:layer="layout" svg:x1="8.374cm" svg:y1="4cm" svg:x2="8.974cm" svg:y2="4.9cm">
          <text:p/>
        </draw:line>
        <draw:line draw:style-name="gr85" draw:text-style-name="P1" draw:layer="layout" svg:x1="9cm" svg:y1="4.9cm" svg:x2="6.6cm" svg:y2="4.9cm">
          <text:p/>
        </draw:line>
        <draw:line draw:style-name="gr95" draw:text-style-name="P1" draw:layer="layout" svg:x1="9.9cm" svg:y1="4cm" svg:x2="11.7cm" svg:y2="4.9cm">
          <text:p/>
        </draw:line>
        <draw:line draw:style-name="gr95" draw:text-style-name="P1" draw:layer="layout" svg:x1="9.3cm" svg:y1="4.9cm" svg:x2="11.1cm" svg:y2="4cm">
          <text:p/>
        </draw:line>
        <draw:line draw:style-name="gr49" draw:text-style-name="P1" draw:layer="layout" svg:x1="11.1cm" svg:y1="4cm" svg:x2="9.917cm" svg:y2="4cm">
          <text:p/>
        </draw:line>
        <draw:line draw:style-name="gr96" draw:text-style-name="P1" draw:layer="layout" svg:x1="11.7cm" svg:y1="4.9cm" svg:x2="9.3cm" svg:y2="4.9cm">
          <text:p/>
        </draw:line>
        <draw:custom-shape draw:style-name="gr97" draw:text-style-name="P1" draw:layer="layout" svg:width="1.5cm" svg:height="1.5cm" svg:x="1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cm" svg:y1="5.5cm" svg:x2="3.3cm" svg:y2="7cm">
          <text:p/>
        </draw:line>
        <draw:line draw:style-name="gr6" draw:text-style-name="P1" draw:layer="layout" svg:x1="3.3cm" svg:y1="5.5cm" svg:x2="1.8cm" svg:y2="7cm">
          <text:p/>
        </draw:line>
        <draw:custom-shape draw:style-name="gr98" draw:text-style-name="P1" draw:layer="layout" svg:width="1.498cm" svg:height="0.701cm" svg:x="1.80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" draw:layer="layout" svg:width="1.498cm" svg:height="0.701cm" svg:x="1.802cm" svg:y="6.8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9" draw:text-style-name="P1" draw:layer="layout" svg:width="2.6cm" svg:height="1.1cm" svg:x="12.201cm" svg:y="3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58cm" svg:y1="4.988cm" svg:x2="15.08cm" svg:y2="5.001cm">
          <text:p/>
        </draw:line>
        <draw:line draw:style-name="gr100" draw:text-style-name="P1" draw:layer="layout" svg:x1="16.31cm" svg:y1="4cm" svg:x2="15.11cm" svg:y2="5cm">
          <text:p/>
        </draw:line>
        <draw:line draw:style-name="gr101" draw:text-style-name="P1" draw:layer="layout" svg:x1="17.56cm" svg:y1="5cm" svg:x2="16.26cm" svg:y2="4cm">
          <text:p/>
        </draw:line>
        <draw:line draw:style-name="gr102" draw:text-style-name="P1" draw:layer="layout" svg:x1="4cm" svg:y1="4cm" svg:x2="6.4cm" svg:y2="5cm">
          <text:p/>
        </draw:line>
        <draw:line draw:style-name="gr102" draw:text-style-name="P1" draw:layer="layout" svg:x1="4cm" svg:y1="5cm" svg:x2="6.4cm" svg:y2="4cm">
          <text:p/>
        </draw:line>
        <draw:line draw:style-name="gr96" draw:text-style-name="P1" draw:layer="layout" svg:x1="4.017cm" svg:y1="5cm" svg:x2="4cm" svg:y2="4cm">
          <text:p/>
        </draw:line>
        <draw:line draw:style-name="gr96" draw:text-style-name="P1" draw:layer="layout" svg:x1="6.4cm" svg:y1="5cm" svg:x2="6.4cm" svg:y2="4cm">
          <text:p/>
        </draw:line>
        <draw:line draw:style-name="gr103" draw:text-style-name="P1" draw:layer="layout" svg:x1="8.4cm" svg:y1="6cm" svg:x2="7.2cm" svg:y2="6cm">
          <text:p/>
        </draw:line>
        <draw:line draw:style-name="gr104" draw:text-style-name="P1" draw:layer="layout" svg:x1="6.626cm" svg:y1="6.9cm" svg:x2="7.226cm" svg:y2="6cm">
          <text:p/>
        </draw:line>
        <draw:line draw:style-name="gr104" draw:text-style-name="P1" draw:layer="layout" svg:x1="8.374cm" svg:y1="6cm" svg:x2="8.974cm" svg:y2="6.9cm">
          <text:p/>
        </draw:line>
        <draw:line draw:style-name="gr105" draw:text-style-name="P1" draw:layer="layout" svg:x1="9cm" svg:y1="6.9cm" svg:x2="6.6cm" svg:y2="6.9cm">
          <text:p/>
        </draw:line>
        <draw:line draw:style-name="gr51" draw:text-style-name="P1" draw:layer="layout" svg:x1="6.643cm" svg:y1="8.9cm" svg:x2="7.243cm" svg:y2="8cm">
          <text:p/>
        </draw:line>
        <draw:line draw:style-name="gr51" draw:text-style-name="P1" draw:layer="layout" svg:x1="8.961cm" svg:y1="8.9cm" svg:x2="8.361cm" svg:y2="8cm">
          <text:p/>
        </draw:line>
        <draw:line draw:style-name="gr103" draw:text-style-name="P1" draw:layer="layout" svg:x1="8.4cm" svg:y1="8cm" svg:x2="7.217cm" svg:y2="8cm">
          <text:p/>
        </draw:line>
        <draw:line draw:style-name="gr39" draw:text-style-name="P1" draw:layer="layout" svg:x1="9cm" svg:y1="8.9cm" svg:x2="6.6cm" svg:y2="8.9cm">
          <text:p/>
        </draw:line>
        <draw:line draw:style-name="gr106" draw:text-style-name="P1" draw:layer="layout" svg:x1="4.7cm" svg:y1="5.9cm" svg:x2="6.306cm" svg:y2="6.929cm">
          <text:p/>
        </draw:line>
        <draw:line draw:style-name="gr106" draw:text-style-name="P1" draw:layer="layout" svg:x1="3.875cm" svg:y1="6.926cm" svg:x2="5.3cm" svg:y2="5.9cm">
          <text:p/>
        </draw:line>
        <draw:line draw:style-name="gr106" draw:text-style-name="P1" draw:layer="layout" svg:x1="5.21cm" svg:y1="5.9cm" svg:x2="6.316cm" svg:y2="6.93cm">
          <text:p/>
        </draw:line>
        <draw:line draw:style-name="gr106" draw:text-style-name="P1" draw:layer="layout" svg:x1="3.866cm" svg:y1="6.926cm" svg:x2="4.79cm" svg:y2="5.9cm">
          <text:p/>
        </draw:line>
        <draw:line draw:style-name="gr2" draw:text-style-name="P1" draw:layer="layout" svg:x1="6.344cm" svg:y1="6.928cm" svg:x2="3.84cm" svg:y2="6.928cm">
          <text:p/>
        </draw:line>
        <draw:custom-shape draw:style-name="gr107" draw:text-style-name="P1" draw:layer="layout" svg:width="2.6cm" svg:height="1.1cm" svg:x="15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088cm" svg:y1="6.901cm" svg:x2="17.726cm" svg:y2="6.901cm">
          <text:p/>
        </draw:line>
        <draw:custom-shape draw:style-name="gr107" draw:text-style-name="P1" draw:layer="layout" svg:width="2.6cm" svg:height="1.1cm" svg:x="12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2.088cm" svg:y1="6.901cm" svg:x2="14.726cm" svg:y2="6.901cm">
          <text:p/>
        </draw:line>
        <draw:line draw:style-name="gr103" draw:text-style-name="P1" draw:layer="layout" svg:x1="11.1cm" svg:y1="6cm" svg:x2="9.9cm" svg:y2="6cm">
          <text:p/>
        </draw:line>
        <draw:line draw:style-name="gr104" draw:text-style-name="P1" draw:layer="layout" svg:x1="9.326cm" svg:y1="6.9cm" svg:x2="9.926cm" svg:y2="6cm">
          <text:p/>
        </draw:line>
        <draw:line draw:style-name="gr104" draw:text-style-name="P1" draw:layer="layout" svg:x1="11.074cm" svg:y1="6cm" svg:x2="11.674cm" svg:y2="6.9cm">
          <text:p/>
        </draw:line>
        <draw:line draw:style-name="gr85" draw:text-style-name="P1" draw:layer="layout" svg:x1="11.7cm" svg:y1="6.9cm" svg:x2="9.3cm" svg:y2="6.9cm">
          <text:p/>
        </draw:line>
        <draw:line draw:style-name="gr68" draw:text-style-name="P1" draw:layer="layout" svg:x1="1.9cm" svg:y1="8.4cm" svg:x2="3.5cm" svg:y2="9.9cm">
          <text:p/>
        </draw:line>
        <draw:line draw:style-name="gr68" draw:text-style-name="P1" draw:layer="layout" svg:x1="1.5cm" svg:y1="9.9cm" svg:x2="3.1cm" svg:y2="8.4cm">
          <text:p/>
        </draw:line>
        <draw:line draw:style-name="gr84" draw:text-style-name="P1" draw:layer="layout" svg:x1="3.1cm" svg:y1="8.4cm" svg:x2="1.917cm" svg:y2="8.4cm">
          <text:p/>
        </draw:line>
        <draw:line draw:style-name="gr105" draw:text-style-name="P1" draw:layer="layout" svg:x1="3.5cm" svg:y1="9.9cm" svg:x2="1.5cm" svg:y2="9.9cm">
          <text:p/>
        </draw:line>
        <draw:line draw:style-name="gr51" draw:text-style-name="P1" draw:layer="layout" svg:x1="1.5cm" svg:y1="9.9cm" svg:x2="1.9cm" svg:y2="8.4cm">
          <text:p/>
        </draw:line>
        <draw:line draw:style-name="gr51" draw:text-style-name="P1" draw:layer="layout" svg:x1="3.487cm" svg:y1="9.9cm" svg:x2="3.087cm" svg:y2="8.4cm">
          <text:p/>
        </draw:line>
        <draw:line draw:style-name="gr109" draw:text-style-name="P1" draw:layer="layout" svg:x1="5.6cm" svg:y1="8.4cm" svg:x2="4.417cm" svg:y2="8.4cm">
          <text:p/>
        </draw:line>
        <draw:line draw:style-name="gr103" draw:text-style-name="P1" draw:layer="layout" svg:x1="6cm" svg:y1="9.9cm" svg:x2="4cm" svg:y2="9.9cm">
          <text:p/>
        </draw:line>
        <draw:line draw:style-name="gr51" draw:text-style-name="P1" draw:layer="layout" svg:x1="4cm" svg:y1="9.9cm" svg:x2="4.4cm" svg:y2="8.4cm">
          <text:p/>
        </draw:line>
        <draw:line draw:style-name="gr51" draw:text-style-name="P1" draw:layer="layout" svg:x1="5.987cm" svg:y1="9.9cm" svg:x2="5.587cm" svg:y2="8.4cm">
          <text:p/>
        </draw:line>
        <draw:custom-shape draw:style-name="gr110" draw:text-style-name="P1" draw:layer="layout" svg:width="2.6cm" svg:height="1.1cm" svg:x="15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5.088cm" svg:y1="8.901cm" svg:x2="17.726cm" svg:y2="8.901cm">
          <text:p/>
        </draw:line>
        <draw:line draw:style-name="gr111" draw:text-style-name="P1" draw:layer="layout" svg:x1="11.1cm" svg:y1="8cm" svg:x2="9.9cm" svg:y2="8cm">
          <text:p/>
        </draw:line>
        <draw:line draw:style-name="gr112" draw:text-style-name="P1" draw:layer="layout" svg:x1="11.673cm" svg:y1="8.9cm" svg:x2="9.273cm" svg:y2="8.9cm">
          <text:p/>
        </draw:line>
        <draw:line draw:style-name="gr104" draw:text-style-name="P1" draw:layer="layout" svg:x1="9.326cm" svg:y1="8.9cm" svg:x2="9.926cm" svg:y2="8cm">
          <text:p/>
        </draw:line>
        <draw:line draw:style-name="gr104" draw:text-style-name="P1" draw:layer="layout" svg:x1="11.074cm" svg:y1="8cm" svg:x2="11.674cm" svg:y2="8.9cm">
          <text:p/>
        </draw:line>
        <draw:custom-shape draw:style-name="gr107" draw:text-style-name="P1" draw:layer="layout" svg:width="2.6cm" svg:height="1.1cm" svg:x="12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3" draw:text-style-name="P1" draw:layer="layout" svg:x1="12.088cm" svg:y1="8.901cm" svg:x2="14.726cm" svg:y2="8.901cm">
          <text:p/>
        </draw:line>
        <draw:custom-shape draw:style-name="gr114" draw:text-style-name="P1" draw:layer="layout" svg:width="2.6cm" svg:height="1.1cm" svg:x="1.201cm" svg:y="10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12.3cm" svg:x2="1.9cm" svg:y2="12.3cm">
          <text:p/>
        </draw:line>
        <draw:line draw:style-name="gr104" draw:text-style-name="P1" draw:layer="layout" svg:x1="1.2cm" svg:y1="11.4cm" svg:x2="1.926cm" svg:y2="12.3cm">
          <text:p/>
        </draw:line>
        <draw:line draw:style-name="gr104" draw:text-style-name="P1" draw:layer="layout" svg:x1="3.074cm" svg:y1="12.3cm" svg:x2="3.8cm" svg:y2="11.4cm">
          <text:p/>
        </draw:line>
        <draw:line draw:style-name="gr104" draw:text-style-name="P1" draw:layer="layout" svg:x1="1.2cm" svg:y1="11.4cm" svg:x2="3.1cm" svg:y2="12.3cm">
          <text:p/>
        </draw:line>
        <draw:line draw:style-name="gr104" draw:text-style-name="P1" draw:layer="layout" svg:x1="1.9cm" svg:y1="12.3cm" svg:x2="3.7cm" svg:y2="11.4cm">
          <text:p/>
        </draw:line>
        <draw:line draw:style-name="gr68" draw:text-style-name="P1" draw:layer="layout" svg:x1="4.601cm" svg:y1="10.9cm" svg:x2="6.519cm" svg:y2="12.361cm">
          <text:p/>
        </draw:line>
        <draw:line draw:style-name="gr68" draw:text-style-name="P1" draw:layer="layout" svg:x1="4.119cm" svg:y1="12.368cm" svg:x2="6.001cm" svg:y2="10.894cm">
          <text:p/>
        </draw:line>
        <draw:custom-shape draw:style-name="gr115" draw:text-style-name="P1" draw:layer="layout" svg:width="2.419cm" svg:height="1.452cm" svg:x="4.101cm" svg:y="10.9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9" draw:text-style-name="P1" draw:layer="layout" svg:x1="6.042cm" svg:y1="10.9cm" svg:x2="4.576cm" svg:y2="10.886cm">
          <text:p/>
        </draw:line>
        <draw:custom-shape draw:style-name="gr110" draw:text-style-name="P1" draw:layer="layout" svg:width="2.6cm" svg:height="1.1cm" svg:x="15.101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7.7cm" svg:y1="10.914cm" svg:x2="16cm" svg:y2="9.8cm">
          <text:p/>
        </draw:line>
        <draw:custom-shape draw:style-name="gr110" draw:text-style-name="P1" draw:layer="layout" svg:width="2.6cm" svg:height="1.1cm" svg:x="15.1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5.088cm" svg:y1="12.902cm" svg:x2="17.726cm" svg:y2="12.902cm">
          <text:p/>
        </draw:line>
        <draw:line draw:style-name="gr111" draw:text-style-name="P1" draw:layer="layout" svg:x1="11.101cm" svg:y1="10cm" svg:x2="9.901cm" svg:y2="10cm">
          <text:p/>
        </draw:line>
        <draw:line draw:style-name="gr117" draw:text-style-name="P1" draw:layer="layout" svg:x1="11.674cm" svg:y1="10.9cm" svg:x2="9.274cm" svg:y2="10.9cm">
          <text:p/>
        </draw:line>
        <draw:line draw:style-name="gr104" draw:text-style-name="P1" draw:layer="layout" svg:x1="9.327cm" svg:y1="10.9cm" svg:x2="9.927cm" svg:y2="10cm">
          <text:p/>
        </draw:line>
        <draw:line draw:style-name="gr104" draw:text-style-name="P1" draw:layer="layout" svg:x1="11.075cm" svg:y1="10cm" svg:x2="11.675cm" svg:y2="10.9cm">
          <text:p/>
        </draw:line>
        <draw:custom-shape draw:style-name="gr118" draw:text-style-name="P1" draw:layer="layout" svg:width="2.6cm" svg:height="1.1cm" svg:x="12.102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2.1cm" svg:y1="10.9cm" svg:x2="13.001cm" svg:y2="9.8cm">
          <text:p/>
        </draw:line>
        <draw:line draw:style-name="gr6" draw:text-style-name="P1" draw:layer="layout" svg:x1="1.9cm" svg:y1="13.7cm" svg:x2="3.1cm" svg:y2="15.9cm">
          <text:p/>
        </draw:line>
        <draw:line draw:style-name="gr6" draw:text-style-name="P1" draw:layer="layout" svg:x1="1.9cm" svg:y1="15.9cm" svg:x2="3.1cm" svg:y2="13.7cm">
          <text:p/>
        </draw:line>
        <draw:custom-shape draw:style-name="gr120" draw:text-style-name="P1" draw:layer="layout" svg:width="1.2cm" svg:height="2.2cm" svg:x="1.9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5cm" svg:y1="13.4cm" svg:x2="4.9cm" svg:y2="15.9cm">
          <text:p/>
        </draw:line>
        <draw:line draw:style-name="gr6" draw:text-style-name="P1" draw:layer="layout" svg:x1="5cm" svg:y1="13.4cm" svg:x2="5.1cm" svg:y2="15.9cm">
          <text:p/>
        </draw:line>
        <draw:line draw:style-name="gr104" draw:text-style-name="P1" draw:layer="layout" svg:x1="4.9cm" svg:y1="15.861cm" svg:x2="6cm" svg:y2="15.361cm">
          <text:p/>
        </draw:line>
        <draw:line draw:style-name="gr104" draw:text-style-name="P1" draw:layer="layout" svg:x1="5.1cm" svg:y1="15.861cm" svg:x2="4.1cm" svg:y2="15.4cm">
          <text:p/>
        </draw:line>
        <draw:line draw:style-name="gr2" draw:text-style-name="P1" draw:layer="layout" svg:x1="6cm" svg:y1="15.4cm" svg:x2="4cm" svg:y2="15.4cm">
          <text:p/>
        </draw:line>
        <draw:custom-shape draw:style-name="gr121" draw:text-style-name="P1" draw:layer="layout" svg:width="2.6cm" svg:height="1.1cm" svg:x="15.102cm" svg:y="13.9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2" draw:text-style-name="P1" draw:layer="layout" svg:x1="15.1cm" svg:y1="15cm" svg:x2="16cm" svg:y2="13.9cm">
          <text:p/>
        </draw:line>
        <draw:custom-shape draw:style-name="gr107" draw:text-style-name="P1" draw:layer="layout" svg:width="2.6cm" svg:height="1.1cm" svg:x="12.10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4.701cm" svg:y1="12.914cm" svg:x2="13.001cm" svg:y2="11.8cm">
          <text:p/>
        </draw:line>
        <draw:line draw:style-name="gr123" draw:text-style-name="P1" draw:layer="layout" svg:x1="12.82cm" svg:y1="13.9cm" svg:x2="12.02cm" svg:y2="14.9cm">
          <text:p/>
        </draw:line>
        <draw:line draw:style-name="gr122" draw:text-style-name="P1" draw:layer="layout" svg:x1="14.701cm" svg:y1="14.9cm" svg:x2="12.801cm" svg:y2="13.9cm">
          <text:p/>
        </draw:line>
        <draw:line draw:style-name="gr46" draw:text-style-name="P1" draw:layer="layout" svg:x1="14.7cm" svg:y1="14.9cm" svg:x2="12cm" svg:y2="14.9cm">
          <text:p/>
        </draw:line>
        <draw:line draw:style-name="gr124" draw:text-style-name="P1" draw:layer="layout" svg:x1="12.821cm" svg:y1="15.9cm" svg:x2="12.021cm" svg:y2="16.9cm">
          <text:p/>
        </draw:line>
        <draw:line draw:style-name="gr100" draw:text-style-name="P1" draw:layer="layout" svg:x1="14.702cm" svg:y1="16.9cm" svg:x2="12.802cm" svg:y2="15.9cm">
          <text:p/>
        </draw:line>
        <draw:line draw:style-name="gr123" draw:text-style-name="P1" draw:layer="layout" svg:x1="14.701cm" svg:y1="16.9cm" svg:x2="12.001cm" svg:y2="16.9cm">
          <text:p/>
        </draw:line>
        <draw:g>
          <draw:custom-shape draw:style-name="gr114" draw:text-style-name="P1" draw:layer="layout" svg:width="2.6cm" svg:height="1.1cm" draw:transform="rotate (0.367740873395205) translate (0.702cm 17.5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1" draw:layer="layout" svg:width="2.6cm" svg:height="1.1cm" draw:transform="rotate (0.376118453804778) translate (1.197cm 17.5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2.6cm" svg:height="1.1cm" svg:x="15.102cm" svg:y="15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5" draw:text-style-name="P1" draw:layer="layout" svg:x1="17.701cm" svg:y1="16.914cm" svg:x2="16.001cm" svg:y2="15.8cm">
          <text:p/>
        </draw:line>
        <draw:custom-shape draw:style-name="gr97" draw:text-style-name="P1" draw:layer="layout" svg:width="1.5cm" svg:height="1.5cm" svg:x="1.8cm" svg:y="19.4cm">
          <text:p/>
          <draw:enhanced-geometry svg:viewBox="0 0 21600 21600" draw:type="rectangle" draw:enhanced-path="M 0 0 L 21600 0 21600 21600 0 21600 0 0 Z N"/>
        </draw:custom-shape>
        <draw:line draw:style-name="gr104" draw:text-style-name="P1" draw:layer="layout" svg:x1="1.1cm" svg:y1="20.2cm" svg:x2="3.3cm" svg:y2="19.4cm">
          <text:p/>
        </draw:line>
        <draw:line draw:style-name="gr104" draw:text-style-name="P1" draw:layer="layout" svg:x1="1.1cm" svg:y1="20.2cm" svg:x2="3.3cm" svg:y2="20.9cm">
          <text:p/>
        </draw:line>
        <draw:line draw:style-name="gr104" draw:text-style-name="P1" draw:layer="layout" svg:x1="1.8cm" svg:y1="19.456cm" svg:x2="4cm" svg:y2="20.2cm">
          <text:p/>
        </draw:line>
        <draw:line draw:style-name="gr104" draw:text-style-name="P1" draw:layer="layout" svg:x1="1.8cm" svg:y1="20.9cm" svg:x2="3.9cm" svg:y2="20.2cm">
          <text:p/>
        </draw:line>
        <draw:line draw:style-name="gr6" draw:text-style-name="P1" draw:layer="layout" svg:x1="1.856cm" svg:y1="20.9cm" svg:x2="3.3cm" svg:y2="19.4cm">
          <text:p/>
        </draw:line>
        <draw:line draw:style-name="gr6" draw:text-style-name="P1" draw:layer="layout" svg:x1="3.266cm" svg:y1="20.9cm" svg:x2="1.822cm" svg:y2="19.4cm">
          <text:p/>
        </draw:line>
        <draw:line draw:style-name="gr38" draw:text-style-name="P1" draw:layer="layout" svg:x1="10cm" svg:y1="12cm" svg:x2="11.8cm" svg:y2="12.9cm">
          <text:p/>
        </draw:line>
        <draw:line draw:style-name="gr38" draw:text-style-name="P1" draw:layer="layout" svg:x1="9.4cm" svg:y1="12.9cm" svg:x2="11.2cm" svg:y2="12cm">
          <text:p/>
        </draw:line>
        <draw:line draw:style-name="gr2" draw:text-style-name="P1" draw:layer="layout" svg:x1="11.2cm" svg:y1="12cm" svg:x2="10.017cm" svg:y2="12cm">
          <text:p/>
        </draw:line>
        <draw:line draw:style-name="gr39" draw:text-style-name="P1" draw:layer="layout" svg:x1="11.8cm" svg:y1="12.9cm" svg:x2="9.4cm" svg:y2="12.9cm">
          <text:p/>
        </draw:line>
        <draw:custom-shape draw:style-name="gr118" draw:text-style-name="P1" draw:layer="layout" svg:width="2.6cm" svg:height="1.1cm" svg:x="12.103cm" svg:y="17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4.702cm" svg:y1="18.914cm" svg:x2="13.002cm" svg:y2="17.8cm">
          <text:p/>
        </draw:line>
        <draw:line draw:style-name="gr126" draw:text-style-name="P1" draw:layer="layout" svg:x1="16.022cm" svg:y1="17.9cm" svg:x2="15.222cm" svg:y2="18.9cm">
          <text:p/>
        </draw:line>
        <draw:line draw:style-name="gr46" draw:text-style-name="P1" draw:layer="layout" svg:x1="17.903cm" svg:y1="18.9cm" svg:x2="16.003cm" svg:y2="17.9cm">
          <text:p/>
        </draw:line>
        <draw:line draw:style-name="gr123" draw:text-style-name="P1" draw:layer="layout" svg:x1="17.902cm" svg:y1="18.9cm" svg:x2="15.202cm" svg:y2="18.9cm">
          <text:p/>
        </draw:line>
        <draw:line draw:style-name="gr108" draw:text-style-name="P1" draw:layer="layout" svg:x1="9.878cm" svg:y1="15.27cm" svg:x2="11.678cm" svg:y2="14.37cm">
          <text:p/>
        </draw:line>
        <draw:line draw:style-name="gr108" draw:text-style-name="P1" draw:layer="layout" svg:x1="9.3cm" svg:y1="14.382cm" svg:x2="11.122cm" svg:y2="15.292cm">
          <text:p/>
        </draw:line>
        <draw:custom-shape draw:style-name="gr127" draw:text-style-name="P1" draw:layer="layout" svg:width="2.6cm" svg:height="0.943cm" svg:x="9.2cm" svg:y="14.356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3" draw:text-style-name="P1" draw:layer="layout" svg:x1="10.5cm" svg:y1="13.3cm" svg:x2="9.9cm" svg:y2="15.2cm">
          <text:p/>
        </draw:line>
        <draw:line draw:style-name="gr123" draw:text-style-name="P1" draw:layer="layout" svg:x1="10.5cm" svg:y1="13.3cm" svg:x2="11.1cm" svg:y2="15.2cm">
          <text:p/>
        </draw:line>
        <draw:custom-shape draw:style-name="gr114" draw:text-style-name="P1" draw:layer="layout" svg:width="2.6cm" svg:height="1.1cm" svg:x="9.2cm" svg:y="13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8" draw:text-style-name="P1" draw:layer="layout" svg:x1="7.5cm" svg:y1="10.1cm" svg:x2="6.534cm" svg:y2="11cm">
          <text:p/>
        </draw:line>
        <draw:line draw:style-name="gr128" draw:text-style-name="P1" draw:layer="layout" svg:x1="8.12cm" svg:y1="10.2cm" svg:x2="7.5cm" svg:y2="10.1cm">
          <text:p/>
        </draw:line>
        <draw:line draw:style-name="gr128" draw:text-style-name="P1" draw:layer="layout" svg:x1="8.1cm" svg:y1="10.2cm" svg:x2="8.775cm" svg:y2="11.026cm">
          <text:p/>
        </draw:line>
        <draw:line draw:style-name="gr46" draw:text-style-name="P1" draw:layer="layout" svg:x1="8.8cm" svg:y1="10.988cm" svg:x2="6.5cm" svg:y2="11cm">
          <text:p/>
        </draw:line>
        <draw:custom-shape draw:style-name="gr107" draw:text-style-name="P1" draw:layer="layout" svg:width="2.6cm" svg:height="1.1cm" svg:x="15.1cm" svg:y="19.7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6cm" svg:y1="19.7cm" svg:x2="17.726cm" svg:y2="20.801cm">
          <text:p/>
        </draw:line>
        <draw:custom-shape draw:style-name="gr121" draw:text-style-name="P1" draw:layer="layout" svg:width="2.6cm" svg:height="1.1cm" svg:x="12.1cm" svg:y="19.7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3cm" svg:y1="19.701cm" svg:x2="14.726cm" svg:y2="20.802cm">
          <text:p/>
        </draw:line>
        <draw:line draw:style-name="gr104" draw:text-style-name="P1" draw:layer="layout" svg:x1="9.922cm" svg:y1="17.9cm" svg:x2="9.122cm" svg:y2="18.9cm">
          <text:p/>
        </draw:line>
        <draw:line draw:style-name="gr100" draw:text-style-name="P1" draw:layer="layout" svg:x1="11.803cm" svg:y1="18.9cm" svg:x2="9.903cm" svg:y2="17.9cm">
          <text:p/>
        </draw:line>
        <draw:line draw:style-name="gr129" draw:text-style-name="P1" draw:layer="layout" svg:x1="11.802cm" svg:y1="18.9cm" svg:x2="9.102cm" svg:y2="18.9cm">
          <text:p/>
        </draw:line>
        <draw:line draw:style-name="gr130" draw:text-style-name="P1" draw:layer="layout" svg:x1="7.3cm" svg:y1="12cm" svg:x2="9.1cm" svg:y2="12.9cm">
          <text:p/>
        </draw:line>
        <draw:line draw:style-name="gr130" draw:text-style-name="P1" draw:layer="layout" svg:x1="6.7cm" svg:y1="12.9cm" svg:x2="8.5cm" svg:y2="12cm">
          <text:p/>
        </draw:line>
        <draw:line draw:style-name="gr49" draw:text-style-name="P1" draw:layer="layout" svg:x1="8.5cm" svg:y1="12cm" svg:x2="7.317cm" svg:y2="12cm">
          <text:p/>
        </draw:line>
        <draw:line draw:style-name="gr49" draw:text-style-name="P1" draw:layer="layout" svg:x1="9.1cm" svg:y1="12.9cm" svg:x2="6.7cm" svg:y2="12.9cm">
          <text:p/>
        </draw:line>
        <draw:line draw:style-name="gr33" draw:text-style-name="P1" draw:layer="layout" svg:x1="6.4cm" svg:y1="13.9cm" svg:x2="8.8cm" svg:y2="14.9cm">
          <text:p/>
        </draw:line>
        <draw:line draw:style-name="gr33" draw:text-style-name="P1" draw:layer="layout" svg:x1="6.4cm" svg:y1="14.9cm" svg:x2="8.8cm" svg:y2="13.9cm">
          <text:p/>
        </draw:line>
        <draw:line draw:style-name="gr131" draw:text-style-name="P1" draw:layer="layout" svg:x1="6.417cm" svg:y1="14.9cm" svg:x2="6.4cm" svg:y2="13.9cm">
          <text:p/>
        </draw:line>
        <draw:line draw:style-name="gr131" draw:text-style-name="P1" draw:layer="layout" svg:x1="8.8cm" svg:y1="14.9cm" svg:x2="8.8cm" svg:y2="13.9cm">
          <text:p/>
        </draw:line>
        <draw:custom-shape draw:style-name="gr132" draw:text-style-name="P1" draw:layer="layout" svg:width="2.6cm" svg:height="1.1cm" svg:x="6.303cm" svg:y="15.803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6.301cm" svg:y1="16.901cm" svg:x2="7.201cm" svg:y2="15.801cm">
          <text:p/>
        </draw:line>
        <draw:line draw:style-name="gr85" draw:text-style-name="P1" draw:layer="layout" svg:x1="8.1cm" svg:y1="18cm" svg:x2="6.9cm" svg:y2="18cm">
          <text:p/>
        </draw:line>
        <draw:line draw:style-name="gr104" draw:text-style-name="P1" draw:layer="layout" svg:x1="6.326cm" svg:y1="18.9cm" svg:x2="6.926cm" svg:y2="18cm">
          <text:p/>
        </draw:line>
        <draw:line draw:style-name="gr104" draw:text-style-name="P1" draw:layer="layout" svg:x1="8.074cm" svg:y1="18cm" svg:x2="8.674cm" svg:y2="18.9cm">
          <text:p/>
        </draw:line>
        <draw:line draw:style-name="gr2" draw:text-style-name="P1" draw:layer="layout" svg:x1="8.7cm" svg:y1="18.9cm" svg:x2="6.3cm" svg:y2="18.9cm">
          <text:p/>
        </draw:line>
        <draw:line draw:style-name="gr133" draw:text-style-name="P1" draw:layer="layout" svg:x1="5.5cm" svg:y1="17.4cm" svg:x2="4.317cm" svg:y2="17.4cm">
          <text:p/>
        </draw:line>
        <draw:line draw:style-name="gr2" draw:text-style-name="P1" draw:layer="layout" svg:x1="5.9cm" svg:y1="18.9cm" svg:x2="3.9cm" svg:y2="18.9cm">
          <text:p/>
        </draw:line>
        <draw:line draw:style-name="gr134" draw:text-style-name="P1" draw:layer="layout" svg:x1="3.9cm" svg:y1="18.9cm" svg:x2="4.3cm" svg:y2="17.4cm">
          <text:p/>
        </draw:line>
        <draw:line draw:style-name="gr134" draw:text-style-name="P1" draw:layer="layout" svg:x1="5.887cm" svg:y1="18.9cm" svg:x2="5.487cm" svg:y2="17.4cm">
          <text:p/>
        </draw:line>
        <draw:line draw:style-name="gr102" draw:text-style-name="P1" draw:layer="layout" svg:x1="9.4cm" svg:y1="19.9cm" svg:x2="11.8cm" svg:y2="20.8cm">
          <text:p/>
        </draw:line>
        <draw:line draw:style-name="gr102" draw:text-style-name="P1" draw:layer="layout" svg:x1="9.4cm" svg:y1="20.8cm" svg:x2="11.8cm" svg:y2="19.9cm">
          <text:p/>
        </draw:line>
        <draw:line draw:style-name="gr133" draw:text-style-name="P1" draw:layer="layout" svg:x1="11.8cm" svg:y1="19.9cm" svg:x2="9.4cm" svg:y2="19.9cm">
          <text:p/>
        </draw:line>
        <draw:line draw:style-name="gr39" draw:text-style-name="P1" draw:layer="layout" svg:x1="11.8cm" svg:y1="20.8cm" svg:x2="9.4cm" svg:y2="20.8cm">
          <text:p/>
        </draw:line>
        <draw:custom-shape draw:style-name="gr107" draw:text-style-name="P1" draw:layer="layout" svg:width="2.6cm" svg:height="1.1cm" svg:x="15.1cm" svg:y="21.4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5.988cm" svg:y1="21.401cm" svg:x2="17.714cm" svg:y2="22.502cm">
          <text:p/>
        </draw:line>
        <draw:line draw:style-name="gr2" draw:text-style-name="P1" draw:layer="layout" svg:x1="5.5cm" svg:y1="19.4cm" svg:x2="4.317cm" svg:y2="19.4cm">
          <text:p/>
        </draw:line>
        <draw:line draw:style-name="gr2" draw:text-style-name="P1" draw:layer="layout" svg:x1="5.9cm" svg:y1="20.9cm" svg:x2="3.9cm" svg:y2="20.9cm">
          <text:p/>
        </draw:line>
        <draw:line draw:style-name="gr134" draw:text-style-name="P1" draw:layer="layout" svg:x1="3.9cm" svg:y1="20.9cm" svg:x2="4.3cm" svg:y2="19.4cm">
          <text:p/>
        </draw:line>
        <draw:line draw:style-name="gr134" draw:text-style-name="P1" draw:layer="layout" svg:x1="5.887cm" svg:y1="20.9cm" svg:x2="5.487cm" svg:y2="19.4cm">
          <text:p/>
        </draw:line>
        <draw:line draw:style-name="gr136" draw:text-style-name="P1" draw:layer="layout" svg:x1="7cm" svg:y1="20cm" svg:x2="8.8cm" svg:y2="20.9cm">
          <text:p/>
        </draw:line>
        <draw:line draw:style-name="gr136" draw:text-style-name="P1" draw:layer="layout" svg:x1="6.4cm" svg:y1="20.9cm" svg:x2="8.2cm" svg:y2="20cm">
          <text:p/>
        </draw:line>
        <draw:line draw:style-name="gr137" draw:text-style-name="P1" draw:layer="layout" svg:x1="8.761cm" svg:y1="20.9cm" svg:x2="8.161cm" svg:y2="20cm">
          <text:p/>
        </draw:line>
        <draw:line draw:style-name="gr137" draw:text-style-name="P1" draw:layer="layout" svg:x1="6.409cm" svg:y1="20.9cm" svg:x2="7.009cm" svg:y2="20cm">
          <text:p/>
        </draw:line>
        <draw:custom-shape draw:style-name="gr138" draw:text-style-name="P1" draw:layer="layout" svg:width="1.4cm" svg:height="2cm" svg:x="1.7cm" svg:y="21.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024.1352805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1" draw:layer="layout" svg:x1="1.7cm" svg:y1="23.2cm" svg:x2="2.4cm" svg:y2="21.2cm">
          <text:p/>
        </draw:line>
        <draw:line draw:style-name="gr102" draw:text-style-name="P1" draw:layer="layout" svg:x1="4.1cm" svg:y1="22cm" svg:x2="6.2cm" svg:y2="22.9cm">
          <text:p/>
        </draw:line>
        <draw:line draw:style-name="gr102" draw:text-style-name="P1" draw:layer="layout" svg:x1="3.8cm" svg:y1="22.9cm" svg:x2="5.8cm" svg:y2="22cm">
          <text:p/>
        </draw:line>
        <draw:line draw:style-name="gr139" draw:text-style-name="P1" draw:layer="layout" svg:x1="3.835cm" svg:y1="22.864cm" svg:x2="4.118cm" svg:y2="22.064cm">
          <text:p/>
        </draw:line>
        <draw:line draw:style-name="gr139" draw:text-style-name="P1" draw:layer="layout" svg:x1="6.146cm" svg:y1="22.882cm" svg:x2="5.8cm" svg:y2="22cm">
          <text:p/>
        </draw:line>
        <draw:line draw:style-name="gr2" draw:text-style-name="P1" draw:layer="layout" svg:x1="6.182cm" svg:y1="22.92cm" svg:x2="3.846cm" svg:y2="22.872cm">
          <text:p/>
        </draw:line>
        <draw:line draw:style-name="gr129" draw:text-style-name="P1" draw:layer="layout" svg:x1="9.923cm" svg:y1="21.5cm" svg:x2="9.123cm" svg:y2="22.5cm">
          <text:p/>
        </draw:line>
        <draw:line draw:style-name="gr104" draw:text-style-name="P1" draw:layer="layout" svg:x1="11.804cm" svg:y1="22.5cm" svg:x2="9.904cm" svg:y2="21.5cm">
          <text:p/>
        </draw:line>
        <draw:line draw:style-name="gr129" draw:text-style-name="P1" draw:layer="layout" svg:x1="11.803cm" svg:y1="22.5cm" svg:x2="9.103cm" svg:y2="22.5cm">
          <text:p/>
        </draw:line>
        <draw:line draw:style-name="gr140" draw:text-style-name="P1" draw:layer="layout" svg:x1="2.2cm" svg:y1="23.6cm" svg:x2="1.321cm" svg:y2="25.8cm">
          <text:p/>
        </draw:line>
        <draw:line draw:style-name="gr141" draw:text-style-name="P1" draw:layer="layout" svg:x1="2.976cm" svg:y1="25.8cm" svg:x2="2.176cm" svg:y2="23.6cm">
          <text:p/>
        </draw:line>
        <draw:line draw:style-name="gr104" draw:text-style-name="P1" draw:layer="layout" svg:x1="3cm" svg:y1="25.8cm" svg:x2="1.301cm" svg:y2="25.8cm">
          <text:p/>
        </draw:line>
        <draw:custom-shape draw:style-name="gr40" draw:text-style-name="P1" draw:layer="layout" svg:width="1.298cm" svg:height="1.088cm" svg:x="3.504cm" svg:y="24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1" draw:layer="layout" svg:width="0.804cm" svg:height="0.508cm" svg:x="3.752cm" svg:y="2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1" draw:layer="layout" svg:x1="4.8cm" svg:y1="25.7cm" svg:x2="3.518cm" svg:y2="25.7cm">
          <text:p/>
        </draw:line>
        <draw:line draw:style-name="gr108" draw:text-style-name="P1" draw:layer="layout" svg:x1="7.001cm" svg:y1="21.5cm" svg:x2="8.919cm" svg:y2="22.961cm">
          <text:p/>
        </draw:line>
        <draw:line draw:style-name="gr108" draw:text-style-name="P1" draw:layer="layout" svg:x1="6.519cm" svg:y1="22.968cm" svg:x2="8.401cm" svg:y2="21.494cm">
          <text:p/>
        </draw:line>
        <draw:custom-shape draw:style-name="gr115" draw:text-style-name="P1" draw:layer="layout" svg:width="2.419cm" svg:height="1.452cm" svg:x="6.501cm" svg:y="21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1" draw:layer="layout" svg:x1="12.923cm" svg:y1="21.5cm" svg:x2="12.123cm" svg:y2="22.5cm">
          <text:p/>
        </draw:line>
        <draw:line draw:style-name="gr46" draw:text-style-name="P1" draw:layer="layout" svg:x1="14.804cm" svg:y1="22.5cm" svg:x2="12.904cm" svg:y2="21.5cm">
          <text:p/>
        </draw:line>
        <draw:line draw:style-name="gr129" draw:text-style-name="P1" draw:layer="layout" svg:x1="14.803cm" svg:y1="22.5cm" svg:x2="12.103cm" svg:y2="22.5cm">
          <text:p/>
        </draw:line>
        <draw:custom-shape draw:style-name="gr143" draw:text-style-name="P1" draw:layer="layout" svg:width="2.6cm" svg:height="1.1cm" svg:x="15.1cm" svg:y="22.803cm">
          <text:p/>
          <draw:enhanced-geometry svg:viewBox="0 0 21600 21600" draw:glue-points="?f0 0 ?f1 10800 0 21600 10800 21600 21600 21600 ?f7 10800" draw:text-areas="?f1 10800 ?f2 18000 ?f3 7200 ?f4 21600" draw:type="isosceles-triangle" draw:modifiers="10787.54325259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6.4cm" svg:y1="22.8cm" svg:x2="17.726cm" svg:y2="23.903cm">
          <text:p/>
        </draw:line>
        <draw:line draw:style-name="gr6" draw:text-style-name="P1" draw:layer="layout" svg:x1="1.9cm" svg:y1="26.4cm" svg:x2="3.1cm" svg:y2="28.6cm">
          <text:p/>
        </draw:line>
        <draw:line draw:style-name="gr6" draw:text-style-name="P1" draw:layer="layout" svg:x1="1.9cm" svg:y1="28.6cm" svg:x2="3.1cm" svg:y2="26.4cm">
          <text:p/>
        </draw:line>
        <draw:custom-shape draw:style-name="gr144" draw:text-style-name="P1" draw:layer="layout" svg:width="1.2cm" svg:height="2.2cm" svg:x="1.9cm" svg:y="26.4cm">
          <text:p/>
          <draw:enhanced-geometry svg:viewBox="0 0 21600 21600" draw:type="rectangle" draw:enhanced-path="M 0 0 L 21600 0 21600 21600 0 21600 0 0 Z N"/>
        </draw:custom-shape>
        <draw:line draw:style-name="gr124" draw:text-style-name="P1" draw:layer="layout" svg:x1="12.822cm" svg:y1="22.9cm" svg:x2="12.022cm" svg:y2="23.9cm">
          <text:p/>
        </draw:line>
        <draw:line draw:style-name="gr100" draw:text-style-name="P1" draw:layer="layout" svg:x1="14.703cm" svg:y1="23.9cm" svg:x2="12.803cm" svg:y2="22.9cm">
          <text:p/>
        </draw:line>
        <draw:line draw:style-name="gr140" draw:text-style-name="P1" draw:layer="layout" svg:x1="14.702cm" svg:y1="23.9cm" svg:x2="12.002cm" svg:y2="23.9cm">
          <text:p/>
        </draw:line>
        <draw:line draw:style-name="gr104" draw:text-style-name="P1" draw:layer="layout" svg:x1="7.498cm" svg:y1="26.206cm" svg:x2="6.342cm" svg:y2="26.211cm">
          <text:p/>
        </draw:line>
        <draw:line draw:style-name="gr104" draw:text-style-name="P1" draw:layer="layout" svg:x1="5.7cm" svg:y1="24.422cm" svg:x2="6.5cm" svg:y2="23.722cm">
          <text:p/>
        </draw:line>
        <draw:custom-shape draw:style-name="gr145" draw:text-style-name="P1" draw:layer="layout" svg:width="2.757cm" svg:height="1.353cm" draw:transform="rotate (-2.00346344836429) translate (7.531cm 23.72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4" draw:text-style-name="P1" draw:layer="layout" svg:x1="8.19cm" svg:y1="24.458cm" svg:x2="7.59cm" svg:y2="23.758cm">
          <text:p/>
        </draw:line>
        <draw:custom-shape draw:style-name="gr146" draw:text-style-name="P1" draw:layer="layout" svg:width="2.742cm" svg:height="1.353cm" draw:transform="rotate (-2.00346344836429) translate (8.794cm 23.723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9" draw:text-style-name="P1" draw:layer="layout" svg:x1="9.924cm" svg:y1="22.9cm" svg:x2="9.124cm" svg:y2="23.9cm">
          <text:p/>
        </draw:line>
        <draw:line draw:style-name="gr147" draw:text-style-name="P1" draw:layer="layout" svg:x1="11.805cm" svg:y1="23.9cm" svg:x2="9.905cm" svg:y2="22.9cm">
          <text:p/>
        </draw:line>
        <draw:line draw:style-name="gr148" draw:text-style-name="P1" draw:layer="layout" svg:x1="11.804cm" svg:y1="23.9cm" svg:x2="9.104cm" svg:y2="23.9cm">
          <text:p/>
        </draw:line>
        <draw:custom-shape draw:style-name="gr132" draw:text-style-name="P1" draw:layer="layout" svg:width="2.6cm" svg:height="1.1cm" svg:x="9.204cm" svg:y="15.804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7" draw:text-style-name="P1" draw:layer="layout" svg:x1="9.202cm" svg:y1="16.902cm" svg:x2="10.102cm" svg:y2="15.8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aly  </meta:initial-creator>
    <meta:creation-date>2017-02-13T16:18:01.886043422</meta:creation-date>
    <dc:date>2023-04-15T22:21:00.267795656</dc:date>
    <meta:editing-duration>PT8H28M2S</meta:editing-duration>
    <meta:editing-cycles>161</meta:editing-cycles>
    <meta:generator>LibreOffice/6.4.7.2$Linux_X86_64 LibreOffice_project/40$Build-2</meta:generator>
    <meta:document-statistic meta:object-count="609"/>
  </office:meta>
</office:document-meta>
</file>